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egreya Sans" svg:font-family="'Alegreya Sans'" style:font-adornments="Regular" style:font-family-generic="swiss" style:font-pitch="variable"/>
    <style:font-face style:name="Alegreya Sans SC" svg:font-family="'Alegreya Sans SC'" style:font-family-generic="swiss" style:font-pitch="variable"/>
    <style:font-face style:name="Alegreya Sans1" svg:font-family="'Alegreya Sans'" style:font-family-generic="swiss" style:font-pitch="variable"/>
    <style:font-face style:name="Alegreya Sans:liga&amp;onum=1&amp;cpsp&amp;kern" svg:font-family="'Alegreya Sans:liga&amp;onum=1&amp;cpsp&amp;kern'" style:font-adornments="Regular" style:font-family-generic="swiss" style:font-pitch="variable"/>
    <style:font-face style:name="Alegreya Sans:liga&amp;onum=1&amp;tnum=1&amp;cpsp&amp;kern" svg:font-family="'Alegreya Sans:liga&amp;onum=1&amp;tnum=1&amp;cpsp&amp;kern'" style:font-family-generic="swiss" style:font-pitch="variable"/>
    <style:font-face style:name="Alegreya Sans:liga=0&amp;onum=1&amp;tnum=1&amp;cpsp=0&amp;kern" svg:font-family="'Alegreya Sans:liga=0&amp;onum=1&amp;tnum=1&amp;cpsp=0&amp;kern'" style:font-adornments="Regular" style:font-family-generic="swiss" style:font-pitch="variable"/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4in"/>
    </style:style>
    <style:style style:name="co2" style:family="table-column">
      <style:table-column-properties fo:break-before="auto" style:column-width="1.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in" fo:break-before="auto" style:use-optimal-row-height="fals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516in" fo:break-before="auto" style:use-optimal-row-height="false"/>
    </style:style>
    <style:style style:name="ro5" style:family="table-row">
      <style:table-row-properties style:row-height="0.3472in" fo:break-before="auto" style:use-optimal-row-height="false"/>
    </style:style>
    <style:style style:name="ro6" style:family="table-row">
      <style:table-row-properties style:row-height="0.198in" fo:break-before="auto" style:use-optimal-row-height="false"/>
    </style:style>
    <style:style style:name="ro7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currency-style style:name="N103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10" style:family="table-cell" style:parent-style-name="Default">
      <style:table-cell-properties fo:border-bottom="0.51pt solid #000000" style:text-align-source="fix" style:repeat-content="false" fo:background-color="transparent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0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fo:font-size="12pt" style:font-size-asian="12pt" style:font-size-complex="12pt"/>
    </style:style>
    <style:style style:name="ce10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fo:font-size="12pt" style:font-size-asian="12pt" style:font-size-complex="12pt"/>
    </style:style>
    <style:style style:name="ce10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.139in"/>
      <style:text-properties fo:font-size="12pt" style:font-size-asian="12pt" style:font-size-complex="12pt"/>
    </style:style>
    <style:style style:name="ce11" style:family="table-cell" style:parent-style-name="Default">
      <style:table-cell-properties fo:background-color="#e7e6e6" style:text-align-source="fix" style:repeat-content="false" fo:wrap-option="wrap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11" style:family="table-cell" style:parent-style-name="Default" style:data-style-name="N4">
      <style:table-cell-properties fo:border-bottom="0.51pt solid #000000" fo:background-color="#e7e6e6" style:text-align-source="fix" style:repeat-content="false" fo:wrap-option="wrap" fo:border-left="none" fo:border-right="none" style:shrink-to-fit="fals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112" style:family="table-cell" style:parent-style-name="Default" style:data-style-name="N4">
      <style:table-cell-properties fo:border-bottom="0.51pt solid #000000" fo:background-color="#e7e6e6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Alegreya Sans1" fo:font-size="12pt" style:font-size-asian="12pt" style:font-size-complex="12pt"/>
    </style:style>
    <style:style style:name="ce13" style:family="table-cell" style:parent-style-name="Default">
      <style:table-cell-properties fo:border-bottom="none" style:text-align-source="fix" style:repeat-content="false" fo:wrap-option="wrap" fo:border-left="0.51pt solid #000000" fo:border-right="none" fo:border-top="0.51pt solid #000000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31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41" style:family="table-cell" style:parent-style-name="Default" style:data-style-name="N103">
      <style:text-properties style:font-name="Alegreya Sans" fo:font-size="12pt" style:font-size-asian="12pt" style:font-size-complex="12pt"/>
    </style:style>
    <style:style style:name="ce143" style:family="table-cell" style:parent-style-name="Default" style:data-style-name="N104">
      <style:text-properties style:font-name="Alegreya Sans:liga=0&amp;onum=1&amp;tnum=1&amp;cpsp=0&amp;kern" fo:font-size="12pt" fo:font-weight="normal" style:font-size-asian="12pt" style:font-size-complex="12pt"/>
    </style:style>
    <style:style style:name="ce145" style:family="table-cell" style:parent-style-name="Default" style:data-style-name="N104">
      <style:table-cell-properties fo:border-bottom="0.06pt solid #000000" fo:border-left="none" fo:border-right="none" fo:border-top="none"/>
      <style:text-properties style:font-name="Alegreya Sans:liga=0&amp;onum=1&amp;tnum=1&amp;cpsp=0&amp;kern" fo:font-size="12pt" fo:font-weight="normal" style:font-size-asian="12pt" style:font-size-complex="12pt"/>
    </style:style>
    <style:style style:name="ce15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6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67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:liga=0&amp;onum=1&amp;tnum=1&amp;cpsp=0&amp;kern" fo:font-size="12pt" fo:font-weight="normal" style:font-size-asian="12pt" style:font-size-complex="12pt"/>
    </style:style>
    <style:style style:name="ce169" style:family="table-cell" style:parent-style-name="Default" style:data-style-name="N103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:liga=0&amp;onum=1&amp;tnum=1&amp;cpsp=0&amp;kern" fo:font-size="12pt" fo:font-weight="normal" style:font-size-asian="12pt" style:font-size-complex="12pt"/>
    </style:style>
    <style:style style:name="ce1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9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2" style:family="table-cell" style:parent-style-name="Default">
      <style:table-cell-properties fo:border-bottom="none" style:text-align-source="fix" style:repeat-content="false" fo:wrap-option="wrap" fo:border-left="0.51pt solid #000000" fo:border-right="none" fo:border-top="0.51pt solid #000000" style:vertical-align="middle"/>
      <style:paragraph-properties fo:text-align="start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20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style:font-name="Alegreya Sans1" fo:font-size="12pt" fo:font-weight="normal" style:font-size-asian="12pt" style:font-weight-asian="normal" style:font-size-complex="12pt" style:font-weight-complex="normal" fo:hyphenate="false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style:font-name="Alegreya Sans SC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 style:data-style-name="N64">
      <style:table-cell-properties style:text-align-source="fix" style:repeat-content="false" style:vertical-align="middle"/>
      <style:paragraph-properties fo:text-align="start" fo:margin-left="0.139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28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29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30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31" style:family="table-cell" style:parent-style-name="Default" style:data-style-name="N103">
      <style:table-cell-properties fo:border-bottom="0.51pt solid #000000" fo:background-color="#e7e6e6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Alegreya Sans1" fo:font-size="12pt" style:font-size-asian="12pt" style:font-size-complex="12pt"/>
    </style:style>
    <style:style style:name="ce32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51pt solid #000000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33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34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5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5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6" style:family="table-cell" style:parent-style-name="Default" style:data-style-name="N103">
      <style:table-cell-properties fo:border-bottom="0.51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7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38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39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4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40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41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42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43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44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47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48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9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5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 SC" fo:font-size="12pt" fo:font-weight="normal" style:font-size-asian="12pt" style:font-size-complex="12pt" fo:hyphenate="false"/>
    </style:style>
    <style:style style:name="ce51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52" style:family="table-cell" style:parent-style-name="Default">
      <style:table-cell-properties fo:background-color="#e2efd9"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53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none" style:shrink-to-fit="fals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54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55" style:family="table-cell" style:parent-style-name="Default" style:data-style-name="N103">
      <style:table-cell-properties fo:border-bottom="none" style:text-align-source="fix" style:repeat-content="false" fo:background-color="transparent" fo:wrap-option="wrap" fo:border-left="none" fo:border-right="none" fo:border-top="0.51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56" style:family="table-cell" style:parent-style-name="Default" style:data-style-name="N103">
      <style:text-properties style:font-name="Alegreya Sans1" fo:font-size="12pt" style:font-size-asian="12pt" style:font-size-complex="12pt"/>
    </style:style>
    <style:style style:name="ce58" style:family="table-cell" style:parent-style-name="Default" style:data-style-name="N0">
      <style:table-cell-properties fo:background-color="#e2efd9"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59" style:family="table-cell" style:parent-style-name="Default" style:data-style-name="N104">
      <style:text-properties style:font-name="Alegreya Sans:liga=0&amp;onum=1&amp;tnum=1&amp;cpsp=0&amp;kern" fo:font-size="12pt" fo:font-weight="normal"/>
    </style:style>
    <style:style style:name="ce6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4165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60" style:family="table-cell" style:parent-style-name="Default" style:data-style-name="N104">
      <style:text-properties style:font-name="Alegreya Sans SC" fo:font-size="12pt" fo:font-weight="normal" style:font-size-asian="12pt" style:font-size-complex="12pt"/>
    </style:style>
    <style:style style:name="ce61" style:family="table-cell" style:parent-style-name="Default" style:data-style-name="N0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in"/>
      <style:text-properties style:font-name="Alegreya Sans1" fo:font-size="12pt" fo:font-weight="bold" style:font-size-asian="12pt" style:font-weight-asian="bold" style:font-size-complex="12pt" style:font-weight-complex="bold" fo:hyphenate="false"/>
    </style:style>
    <style:style style:name="ce62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63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4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size-complex="12pt"/>
    </style:style>
    <style:style style:name="ce65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68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style:shrink-to-fit="fals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7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70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0.51pt solid #000000" style:shrink-to-fit="fals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71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72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73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74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75" style:family="table-cell" style:parent-style-name="Default" style:data-style-name="N103">
      <style:table-cell-properties fo:border-bottom="0.51pt solid #000000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76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77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78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79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8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.4165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80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81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82" style:family="table-cell" style:parent-style-name="Default" style:data-style-name="N0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1" fo:font-size="12pt" fo:font-weight="normal" style:font-size-asian="12pt" style:font-weight-asian="normal" style:font-size-complex="12pt" style:font-weight-complex="normal" fo:hyphenate="false"/>
    </style:style>
    <style:style style:name="ce83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 SC" fo:font-size="12pt" fo:font-weight="normal" style:font-size-asian="12pt" style:font-size-complex="12pt"/>
    </style:style>
    <style:style style:name="ce85" style:family="table-cell" style:parent-style-name="Default" style:data-style-name="N103">
      <style:table-cell-properties style:text-align-source="fix" style:repeat-content="false"/>
      <style:paragraph-properties fo:text-align="end" fo:margin-left="0in"/>
      <style:text-properties style:font-name="Alegreya Sans:liga=0&amp;onum=1&amp;tnum=1&amp;cpsp=0&amp;kern" fo:font-size="12pt" fo:font-weight="normal"/>
    </style:style>
    <style:style style:name="ce9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78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179" style:family="table-cell" style:parent-style-name="Default">
      <style:table-cell-properties fo:border-bottom="none" style:text-align-source="fix" style:repeat-content="false" fo:wrap-option="wrap" fo:border-left="0.51pt solid #000000" fo:border-right="none" fo:border-top="0.51pt solid #000000" style:vertical-align="middle"/>
      <style:paragraph-properties fo:text-align="start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80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81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82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 SC" fo:font-size="12pt" fo:font-weight="normal" style:font-size-asian="12pt" style:font-size-complex="12pt" fo:hyphenate="false"/>
    </style:style>
    <style:style style:name="ce183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4165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84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185" style:family="table-cell" style:parent-style-name="Default" style:data-style-name="N0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in"/>
      <style:text-properties style:font-name="Alegreya Sans1" fo:font-size="12pt" fo:font-weight="bold" style:font-size-asian="12pt" style:font-weight-asian="bold" style:font-size-complex="12pt" style:font-weight-complex="bold" fo:hyphenate="false"/>
    </style:style>
    <style:style style:name="ce186" style:family="table-cell" style:parent-style-name="Default" style:data-style-name="N0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1" fo:font-size="12pt" fo:font-weight="normal" style:font-size-asian="12pt" style:font-weight-asian="normal" style:font-size-complex="12pt" style:font-weight-complex="normal" fo:hyphenate="false"/>
    </style:style>
    <style:style style:name="ce187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.4165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88" style:family="table-cell" style:parent-style-name="Default">
      <style:table-cell-properties fo:border-bottom="0.51pt solid #000000" fo:background-color="#e7e6e6" style:text-align-source="fix" style:repeat-content="false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89" style:family="table-cell" style:parent-style-name="Default">
      <style:table-cell-properties fo:border-bottom="0.51pt solid #000000" style:text-align-source="fix" style:repeat-content="false" fo:background-color="transparent" fo:wrap-option="wrap" fo:border-left="0.51pt solid #000000" fo:border-right="none" fo:border-top="none" style:vertical-align="middle"/>
      <style:paragraph-properties fo:text-align="start" fo:margin-left="0.278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190" style:family="table-cell" style:parent-style-name="Default">
      <style:table-cell-properties fo:background-color="#e7e6e6" style:text-align-source="fix" style:repeat-content="false" fo:wrap-option="wrap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91" style:family="table-cell" style:parent-style-name="Default">
      <style:table-cell-properties fo:border-bottom="none" style:text-align-source="fix" style:repeat-content="false" fo:wrap-option="wrap" fo:border-left="0.51pt solid #000000" fo:border-right="none" fo:border-top="0.51pt solid #000000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92" style:family="table-cell" style:parent-style-name="Default">
      <style:table-cell-properties fo:border-bottom="none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93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94" style:family="table-cell" style:parent-style-name="Default">
      <style:table-cell-properties fo:border-bottom="0.51pt solid #000000" style:text-align-source="fix" style:repeat-content="false" fo:wrap-option="wrap" fo:border-left="0.51pt solid #000000" fo:border-right="none" fo:border-top="none" style:vertical-align="middle"/>
      <style:paragraph-properties fo:text-align="start" fo:margin-left="0.139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95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96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9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in"/>
      <style:text-properties style:font-name="Alegreya Sans SC" fo:font-size="12pt" fo:font-weight="bold" style:font-size-asian="12pt" style:font-weight-asian="bold" style:font-size-complex="12pt" style:font-weight-complex="bold" fo:hyphenate="false"/>
    </style:style>
    <style:style style:name="ce19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style:font-name="Alegreya Sans1" fo:font-size="12pt" fo:font-weight="normal" style:font-size-asian="12pt" style:font-weight-asian="normal" style:font-size-complex="12pt" style:font-weight-complex="normal" fo:hyphenate="false"/>
    </style:style>
    <style:style style:name="ce199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fo:font-size="12pt" style:font-size-asian="12pt" style:font-size-complex="12pt"/>
    </style:style>
    <style:style style:name="ce200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/>
      <style:text-properties style:font-name="Alegreya Sans SC" fo:font-size="12pt" fo:font-weight="bold" style:font-size-asian="12pt" style:font-weight-asian="bold" style:font-size-complex="12pt" style:font-weight-complex="bold"/>
    </style:style>
    <style:style style:name="ce201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start" fo:margin-left="0.139in"/>
      <style:text-properties fo:font-size="12pt" style:font-size-asian="12pt" style:font-size-complex="12pt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.139in"/>
      <style:text-properties fo:font-size="12pt" style:font-size-asian="12pt" style:font-size-complex="12pt"/>
    </style:style>
    <style:style style:name="ce203" style:family="table-cell" style:parent-style-name="Default" style:data-style-name="N64">
      <style:table-cell-properties style:text-align-source="fix" style:repeat-content="false" style:vertical-align="middle"/>
      <style:paragraph-properties fo:text-align="start" fo:margin-left="0.139in"/>
    </style:style>
    <style:style style:name="ce204" style:family="table-cell" style:parent-style-name="Default">
      <style:table-cell-properties style:text-align-source="fix" style:repeat-content="false" style:vertical-align="middle"/>
      <style:paragraph-properties fo:text-align="start"/>
    </style:style>
    <style:style style:name="ce205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206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207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08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209" style:family="table-cell" style:parent-style-name="Default" style:data-style-name="N103">
      <style:table-cell-properties fo:border-bottom="0.51pt solid #000000" fo:background-color="#e7e6e6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Alegreya Sans1" fo:font-size="12pt" style:font-size-asian="12pt" style:font-size-complex="12pt"/>
    </style:style>
    <style:style style:name="ce210" style:family="table-cell" style:parent-style-name="Default" style:data-style-name="N4">
      <style:table-cell-properties fo:border-bottom="0.51pt solid #000000" fo:background-color="#e7e6e6" style:text-align-source="fix" style:repeat-content="false" fo:wrap-option="wrap" fo:border-left="none" fo:border-right="none" style:shrink-to-fit="fals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211" style:family="table-cell" style:parent-style-name="Default" style:data-style-name="N4">
      <style:table-cell-properties fo:border-bottom="0.51pt solid #000000" fo:background-color="#e7e6e6" style:text-align-source="fix" style:repeat-content="false" fo:border-left="none" fo:border-right="none" fo:border-top="none" style:vertical-align="middle"/>
      <style:paragraph-properties fo:text-align="end" fo:margin-left="0in"/>
      <style:text-properties style:font-name="Alegreya Sans1" fo:font-size="12pt" style:font-size-asian="12pt" style:font-size-complex="12pt"/>
    </style:style>
    <style:style style:name="ce212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51pt solid #000000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213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14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51pt solid #000000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15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16" style:family="table-cell" style:parent-style-name="Default" style:data-style-name="N103">
      <style:table-cell-properties fo:border-bottom="0.51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17" style:family="table-cell" style:parent-style-name="Default" style:data-style-name="N103">
      <style:table-cell-properties fo:background-color="#e7e6e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18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19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20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21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22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23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24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129" style:family="table-cell" style:parent-style-name="Default">
      <style:text-properties fo:font-size="12pt" style:font-size-asian="12pt" style:font-size-complex="12pt"/>
    </style:style>
    <style:style style:name="ce45" style:family="table-cell" style:parent-style-name="Default">
      <style:text-properties style:font-name="Alegreya Sans SC" fo:font-size="12pt" style:font-size-asian="12pt" style:font-size-complex="12pt"/>
    </style:style>
    <style:style style:name="ce227" style:family="table-cell" style:parent-style-name="Default">
      <style:table-cell-properties fo:border-bottom="0.06pt solid #000000" fo:border-left="none" fo:border-right="none" fo:border-top="none"/>
      <style:text-properties fo:font-size="12pt" style:font-size-asian="12pt" style:font-size-complex="12pt"/>
    </style:style>
    <style:style style:name="ce228" style:family="table-cell" style:parent-style-name="Default" style:data-style-name="N103">
      <style:table-cell-properties fo:border-bottom="none" style:text-align-source="fix" style:repeat-content="false" fo:wrap-option="wrap" fo:border-left="none" fo:border-right="none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29" style:family="table-cell" style:parent-style-name="Default" style:data-style-name="N103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30" style:family="table-cell" style:parent-style-name="Default" style:data-style-name="N103">
      <style:table-cell-properties style:text-align-source="fix" style:repeat-content="false" fo:wrap-option="wrap" style:shrink-to-fit="fals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31" style:family="table-cell" style:parent-style-name="Default" style:data-style-name="N103">
      <style:table-cell-properties style:text-align-source="fix" style:repeat-content="false" fo:wrap-option="wrap" style:vertical-align="middle"/>
      <style:paragraph-properties fo:text-align="end" fo:margin-left="0in"/>
      <style:text-properties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32" style:family="table-cell" style:parent-style-name="Default">
      <style:table-cell-properties fo:background-color="#e2efd9"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233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none" style:shrink-to-fit="fals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234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non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35" style:family="table-cell" style:parent-style-name="Default" style:data-style-name="N103">
      <style:table-cell-properties fo:border-bottom="none" style:text-align-source="fix" style:repeat-content="false" fo:background-color="transparent" fo:wrap-option="wrap" fo:border-left="none" fo:border-right="none" fo:border-top="0.51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36" style:family="table-cell" style:parent-style-name="Default" style:data-style-name="N103">
      <style:text-properties style:font-name="Alegreya Sans1" fo:font-size="12pt" style:font-size-asian="12pt" style:font-size-complex="12pt"/>
    </style:style>
    <style:style style:name="ce237" style:family="table-cell" style:parent-style-name="Default" style:data-style-name="N103">
      <style:text-properties style:font-name="Alegreya Sans" fo:font-size="12pt" style:font-size-asian="12pt" style:font-size-complex="12pt"/>
    </style:style>
    <style:style style:name="ce238" style:family="table-cell" style:parent-style-name="Default" style:data-style-name="N0">
      <style:table-cell-properties fo:background-color="#e2efd9" style:text-align-source="fix" style:repeat-content="false" fo:wrap-option="wrap" style:vertical-align="middle"/>
      <style:paragraph-properties fo:text-align="end" fo:margin-left="0in"/>
      <style:text-properties style:font-name="Alegreya Sans:liga&amp;onum=1&amp;tnum=1&amp;cpsp&amp;kern" fo:font-size="12pt" fo:font-weight="bold" style:font-size-asian="12pt" style:font-weight-asian="bold" style:font-size-complex="12pt" style:font-weight-complex="bold" fo:hyphenate="false"/>
    </style:style>
    <style:style style:name="ce239" style:family="table-cell" style:parent-style-name="Default" style:data-style-name="N104">
      <style:text-properties style:font-name="Alegreya Sans:liga=0&amp;onum=1&amp;tnum=1&amp;cpsp=0&amp;kern" fo:font-size="12pt" fo:font-weight="normal" style:font-size-asian="12pt" style:font-size-complex="12pt"/>
    </style:style>
    <style:style style:name="ce240" style:family="table-cell" style:parent-style-name="Default" style:data-style-name="N104">
      <style:text-properties style:font-name="Alegreya Sans SC" fo:font-size="12pt" fo:font-weight="normal" style:font-size-asian="12pt" style:font-size-complex="12pt"/>
    </style:style>
    <style:style style:name="ce241" style:family="table-cell" style:parent-style-name="Default" style:data-style-name="N104">
      <style:table-cell-properties fo:border-bottom="0.06pt solid #000000" fo:border-left="none" fo:border-right="none" fo:border-top="none"/>
      <style:text-properties style:font-name="Alegreya Sans:liga=0&amp;onum=1&amp;tnum=1&amp;cpsp=0&amp;kern" fo:font-size="12pt" fo:font-weight="normal" style:font-size-asian="12pt" style:font-size-complex="12pt"/>
    </style:style>
    <style:style style:name="ce242" style:family="table-cell" style:parent-style-name="Default" style:data-style-name="N104">
      <style:text-properties style:font-name="Alegreya Sans:liga=0&amp;onum=1&amp;tnum=1&amp;cpsp=0&amp;kern" fo:font-size="12pt" fo:font-weight="normal"/>
    </style:style>
    <style:style style:name="ce243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0.51pt solid #000000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44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5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font-name="Alegreya Sans:liga&amp;onum=1&amp;tnum=1&amp;cpsp&amp;kern" fo:font-size="12pt" fo:font-weight="normal" style:font-size-asian="12pt" style:font-size-complex="12pt"/>
    </style:style>
    <style:style style:name="ce246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7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8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49" style:family="table-cell" style:parent-style-name="Default" style:data-style-name="N103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0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style:shrink-to-fit="false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51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0.51pt solid #000000" style:shrink-to-fit="false" fo:border-top="none" style:vertical-align="middle"/>
      <style:paragraph-properties fo:text-align="end" fo:margin-left="0in"/>
      <style:text-properties style:font-name="Alegreya Sans1" fo:font-size="12pt" fo:font-weight="normal" style:font-size-asian="12pt" style:font-size-complex="12pt" fo:hyphenate="false"/>
    </style:style>
    <style:style style:name="ce252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253" style:family="table-cell" style:parent-style-name="Default" style:data-style-name="N103">
      <style:table-cell-properties fo:border-bottom="none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54" style:family="table-cell" style:parent-style-name="Default" style:data-style-name="N103">
      <style:table-cell-properties fo:border-bottom="0.51pt solid #000000" fo:background-color="#e7e6e6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55" style:family="table-cell" style:parent-style-name="Default" style:data-style-name="N103">
      <style:table-cell-properties fo:border-bottom="0.51pt solid #000000" fo:background-color="#e7e6e6" style:diagonal-bl-tr="none" style:diagonal-tl-br="none" style:text-align-source="fix" style:repeat-content="false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56" style:family="table-cell" style:parent-style-name="Default" style:data-style-name="N103">
      <style:table-cell-properties fo:border-bottom="0.51pt solid #000000" style:diagonal-bl-tr="none" style:diagonal-tl-br="none" style:text-align-source="fix" style:repeat-content="false" fo:background-color="transparent" fo:wrap-option="wrap" fo:border-left="none" style:direction="ltr" fo:border-right="0.51pt solid #000000" style:rotation-angle="0" style:rotation-align="none" style:shrink-to-fit="false" fo:border-top="non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legreya Sans:liga&amp;onum=1&amp;tnum=1&amp;cpsp&amp;kern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 fo:hyphenate="false"/>
    </style:style>
    <style:style style:name="ce257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58" style:family="table-cell" style:parent-style-name="Default" style:data-style-name="N103">
      <style:table-cell-properties fo:border-bottom="0.51pt solid #000000" style:text-align-source="fix" style:repeat-content="false" fo:wrap-option="wrap" fo:border-left="none" fo:border-right="0.51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59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60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size-complex="12pt" fo:hyphenate="false"/>
    </style:style>
    <style:style style:name="ce261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 SC" fo:font-size="12pt" fo:font-weight="normal" style:font-size-asian="12pt" style:font-size-complex="12pt" fo:hyphenate="false"/>
    </style:style>
    <style:style style:name="ce262" style:family="table-cell" style:parent-style-name="Default" style:data-style-name="N103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end" fo:margin-left="0in"/>
      <style:text-properties style:font-name="Alegreya Sans:liga&amp;onum=1&amp;tnum=1&amp;cpsp&amp;kern" fo:font-size="12pt" fo:font-weight="normal" style:font-size-asian="12pt" style:font-weight-asian="normal" style:font-size-complex="12pt" style:font-weight-complex="normal" fo:hyphenate="false"/>
    </style:style>
    <style:style style:name="ce263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:liga=0&amp;onum=1&amp;tnum=1&amp;cpsp=0&amp;kern" fo:font-size="12pt" fo:font-weight="normal" style:font-size-asian="12pt" style:font-size-complex="12pt"/>
    </style:style>
    <style:style style:name="ce264" style:family="table-cell" style:parent-style-name="Default" style:data-style-name="N103">
      <style:table-cell-properties fo:border-bottom="none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 SC" fo:font-size="12pt" fo:font-weight="normal" style:font-size-asian="12pt" style:font-size-complex="12pt"/>
    </style:style>
    <style:style style:name="ce265" style:family="table-cell" style:parent-style-name="Default" style:data-style-name="N103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in"/>
      <style:text-properties style:font-name="Alegreya Sans:liga=0&amp;onum=1&amp;tnum=1&amp;cpsp=0&amp;kern" fo:font-size="12pt" fo:font-weight="normal" style:font-size-asian="12pt" style:font-size-complex="12pt"/>
    </style:style>
    <style:style style:name="ce266" style:family="table-cell" style:parent-style-name="Default" style:data-style-name="N103">
      <style:table-cell-properties style:text-align-source="fix" style:repeat-content="false"/>
      <style:paragraph-properties fo:text-align="end" fo:margin-left="0in"/>
      <style:text-properties style:font-name="Alegreya Sans:liga=0&amp;onum=1&amp;tnum=1&amp;cpsp=0&amp;kern" fo:font-size="12pt" fo:font-weight="normal"/>
    </style:style>
    <style:style style:name="T1" style:family="text">
      <style:text-properties style:text-outline="false" style:text-line-through-style="none" style:text-line-through-type="none" style:font-name="Alegreya Sans:liga&amp;onum=1&amp;t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style:text-position="0% 100%" style:font-name="Arial1" fo:font-size="6pt" fo:font-style="normal" fo:text-shadow="none" style:text-underline-style="none" fo:font-weight="normal" style:font-size-asian="6pt" style:font-style-asian="normal" style:font-weight-asian="normal" style:font-name-complex="Arial1" style:font-size-complex="6pt" style:font-style-complex="normal" style:font-weight-complex="normal"/>
    </style:style>
    <style:style style:name="T2" style:family="text">
      <style:text-properties style:text-outline="false" style:text-line-through-style="none" style:text-line-through-type="none" style:font-name="Alegreya Sans:liga&amp;onum=1&amp;cpsp&amp;ker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legreya Sans:liga&amp;onum=1&amp;cpsp&amp;kern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name-complex="Droid Sans Devanaga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text-line-through-type="none" fo:font-size="12pt" fo:language="en" fo:country="US" fo:font-style="normal" fo:text-shadow="none" style:text-underline-style="none" style:text-underline-mode="continuous" style:text-overline-mode="continuous" style:text-line-through-mode="continuous" style:font-name-asian="Droid Sans Fallback" style:font-size-asian="12pt" style:language-asian="zh" style:country-asian="CN" style:font-style-asian="normal" style:font-name-complex="Droid Sans Devanagari" style:font-size-complex="12pt" style:language-complex="hi" style:country-complex="IN" style:font-style-complex="normal" style:text-emphasize="none" style:font-relief="none" style:text-overline-style="none" style:text-overline-color="font-color"/>
    </style:style>
    <style:style style:name="T5" style:family="text">
      <style:text-properties fo:font-size="12pt" style:font-size-asian="12pt" style:font-size-complex="12pt"/>
    </style:style>
    <style:style style:name="T8" style:family="text">
      <style:text-properties style:font-name="Alegreya Sans:liga&amp;onum=1&amp;tnum=1&amp;cpsp&amp;ker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" style:family="text">
      <style:text-properties style:font-name="Alegreya Sans:liga&amp;onum=1&amp;cpsp&amp;ker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font-name="Alegreya Sans:liga&amp;onum=1&amp;cpsp&amp;kern"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1" style:family="text">
      <style:text-properties fo:font-size="12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roid Sans Fallback" style:font-name-complex="Droid Sans Devanagari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font-name="Arial1" fo:font-size="6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6pt" style:font-size-complex="6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Consolidated Cash Flows" table:style-name="ta1">
        <table:table-column table:style-name="co1" table:default-cell-style-name="ce204"/>
        <table:table-column table:style-name="co2" table:number-columns-repeated="4" table:default-cell-style-name="Default"/>
        <table:table-column table:style-name="co1" table:default-cell-style-name="ce204"/>
        <table:table-column table:style-name="co2" table:number-columns-repeated="4" table:default-cell-style-name="Default"/>
        <table:table-column table:style-name="co1" table:default-cell-style-name="ce204"/>
        <table:table-column table:style-name="co2" table:number-columns-repeated="4" table:default-cell-style-name="Default"/>
        <table:table-column table:style-name="co1" table:default-cell-style-name="ce204"/>
        <table:table-column table:style-name="co2" table:default-cell-style-name="Default"/>
        <table:table-column table:style-name="co2" table:default-cell-style-name="ce242"/>
        <table:table-column table:style-name="co2" table:default-cell-style-name="ce266"/>
        <table:table-column table:style-name="co3" table:number-columns-repeated="16365" table:default-cell-style-name="Default"/>
        <table:table-row table:style-name="ro1">
          <table:table-cell table:style-name="ce178" office:value-type="string" calcext:value-type="string">
            <text:p>Year Ending June 30th, </text:p>
          </table:table-cell>
          <table:table-cell table:style-name="ce205" office:value-type="string" calcext:value-type="string">
            <text:p>2006-2008</text:p>
          </table:table-cell>
          <table:table-cell table:style-name="ce205" office:value-type="float" office:value="2009" calcext:value-type="float">
            <text:p>2009</text:p>
          </table:table-cell>
          <table:table-cell table:style-name="ce205" office:value-type="float" office:value="2010" calcext:value-type="float">
            <text:p>2010</text:p>
          </table:table-cell>
          <table:table-cell table:style-name="ce205" office:value-type="float" office:value="2011" calcext:value-type="float">
            <text:p>2011</text:p>
          </table:table-cell>
          <table:table-cell table:style-name="ce178" office:value-type="string" calcext:value-type="string">
            <text:p>Year Ending June 30th, </text:p>
          </table:table-cell>
          <table:table-cell table:style-name="ce178" office:value-type="float" office:value="2012" calcext:value-type="float">
            <text:p>2012</text:p>
          </table:table-cell>
          <table:table-cell table:style-name="ce178" office:value-type="float" office:value="2013" calcext:value-type="float">
            <text:p>2013</text:p>
          </table:table-cell>
          <table:table-cell table:style-name="ce178" office:value-type="float" office:value="2014" calcext:value-type="float">
            <text:p>2014</text:p>
          </table:table-cell>
          <table:table-cell table:style-name="ce232" office:value-type="float" office:value="2015" calcext:value-type="float">
            <text:p>2015</text:p>
          </table:table-cell>
          <table:table-cell table:style-name="ce178" office:value-type="string" calcext:value-type="string">
            <text:p>Year Ending June 30th, </text:p>
          </table:table-cell>
          <table:table-cell table:style-name="ce232" office:value-type="float" office:value="2016" calcext:value-type="float">
            <text:p>2016</text:p>
          </table:table-cell>
          <table:table-cell table:style-name="ce232" office:value-type="float" office:value="2017" calcext:value-type="float">
            <text:p>2017</text:p>
          </table:table-cell>
          <table:table-cell table:style-name="ce232" office:value-type="float" office:value="2018" calcext:value-type="float">
            <text:p>2018</text:p>
          </table:table-cell>
          <table:table-cell table:style-name="ce232" office:value-type="float" office:value="2019" calcext:value-type="float">
            <text:p>2019</text:p>
          </table:table-cell>
          <table:table-cell table:style-name="ce178" office:value-type="string" calcext:value-type="string">
            <text:p>Year Ending June 30th, </text:p>
          </table:table-cell>
          <table:table-cell table:style-name="ce232" office:value-type="float" office:value="2020" calcext:value-type="float">
            <text:p>2020</text:p>
          </table:table-cell>
          <table:table-cell table:style-name="ce238" office:value-type="float" office:value="2021" calcext:value-type="float">
            <text:p>2021</text:p>
          </table:table-cell>
          <table:table-cell table:style-name="ce238" office:value-type="float" office:value="2022" calcext:value-type="float">
            <text:p>2022</text:p>
          </table:table-cell>
          <table:table-cell table:number-columns-repeated="16365"/>
        </table:table-row>
        <table:table-row table:style-name="ro1">
          <table:table-cell table:style-name="ce179" office:value-type="string" calcext:value-type="string">
            <text:p>Cash flows from operating activities</text:p>
          </table:table-cell>
          <table:table-cell table:style-name="ce206" table:number-columns-repeated="4"/>
          <table:table-cell table:style-name="ce179" office:value-type="string" calcext:value-type="string">
            <text:p>Cash flows from operating activities</text:p>
          </table:table-cell>
          <table:table-cell table:style-name="ce228" table:number-columns-repeated="4"/>
          <table:table-cell table:style-name="ce179" office:value-type="string" calcext:value-type="string">
            <text:p>Cash flows from operating activities</text:p>
          </table:table-cell>
          <table:table-cell table:style-name="ce228" table:number-columns-repeated="4"/>
          <table:table-cell table:style-name="ce179" office:value-type="string" calcext:value-type="string">
            <text:p>Cash flows from operating activities</text:p>
          </table:table-cell>
          <table:table-cell table:style-name="ce228" table:number-columns-repeated="2"/>
          <table:table-cell table:style-name="ce243"/>
          <table:table-cell table:style-name="ce129" table:number-columns-repeated="16365"/>
        </table:table-row>
        <table:table-row table:style-name="ro1">
          <table:table-cell table:style-name="ce180" office:value-type="string" calcext:value-type="string">
            <text:p>Change in net assets</text:p>
          </table:table-cell>
          <table:table-cell table:style-name="ce207" office:value-type="currency" office:currency="USD" office:value="396350" calcext:value-type="currency">
            <text:p>$396,350</text:p>
          </table:table-cell>
          <table:table-cell table:style-name="ce207" office:value-type="currency" office:currency="USD" office:value="617235" calcext:value-type="currency">
            <text:p>$617,235</text:p>
          </table:table-cell>
          <table:table-cell table:style-name="ce207" office:value-type="currency" office:currency="USD" office:value="1205379" calcext:value-type="currency">
            <text:p>$1,205,379</text:p>
          </table:table-cell>
          <table:table-cell table:style-name="ce207" office:value-type="currency" office:currency="USD" office:value="6993176" calcext:value-type="currency">
            <text:p>$6,993,176</text:p>
          </table:table-cell>
          <table:table-cell table:style-name="ce180" office:value-type="string" calcext:value-type="string">
            <text:p>Change in net assets</text:p>
          </table:table-cell>
          <table:table-cell table:style-name="ce230" office:value-type="currency" office:currency="USD" office:value="2720959" calcext:value-type="currency">
            <text:p>$2,720,959</text:p>
          </table:table-cell>
          <table:table-cell table:style-name="ce230" office:value-type="currency" office:currency="USD" office:value="3948111" calcext:value-type="currency">
            <text:p>$3,948,111</text:p>
          </table:table-cell>
          <table:table-cell table:style-name="ce230" office:value-type="currency" office:currency="USD" office:value="-2524682" calcext:value-type="currency">
            <text:p>-$2,524,682</text:p>
          </table:table-cell>
          <table:table-cell table:style-name="ce230" office:value-type="currency" office:currency="USD" office:value="-978063" calcext:value-type="currency">
            <text:p>-$978,063</text:p>
          </table:table-cell>
          <table:table-cell table:style-name="ce180" office:value-type="string" calcext:value-type="string">
            <text:p>Change in net assets</text:p>
          </table:table-cell>
          <table:table-cell table:style-name="ce230" office:value-type="currency" office:currency="USD" office:value="6368717" calcext:value-type="currency">
            <text:p>$6,368,717</text:p>
          </table:table-cell>
          <table:table-cell table:style-name="ce230" office:value-type="currency" office:currency="USD" office:value="604699" calcext:value-type="currency">
            <text:p>$604,699</text:p>
          </table:table-cell>
          <table:table-cell table:style-name="ce230" office:value-type="currency" office:currency="USD" office:value="3347443" calcext:value-type="currency">
            <text:p>$3,347,443</text:p>
          </table:table-cell>
          <table:table-cell table:style-name="ce230" office:value-type="currency" office:currency="USD" office:value="3200966" calcext:value-type="currency">
            <text:p>$3,200,966</text:p>
          </table:table-cell>
          <table:table-cell table:style-name="ce180" office:value-type="string" calcext:value-type="string">
            <text:p>Change in net assets</text:p>
          </table:table-cell>
          <table:table-cell table:style-name="ce230" office:value-type="currency" office:currency="USD" office:value="532722" calcext:value-type="currency">
            <text:p>$532,722</text:p>
          </table:table-cell>
          <table:table-cell table:style-name="ce230" office:value-type="currency" office:currency="USD" office:value="13614024" calcext:value-type="currency">
            <text:p>$13,614,024</text:p>
          </table:table-cell>
          <table:table-cell table:style-name="ce244" office:value-type="currency" office:currency="USD" office:value="-4788673" calcext:value-type="currency">
            <text:p>-$4,788,673</text:p>
          </table:table-cell>
          <table:table-cell table:number-columns-repeated="16365"/>
        </table:table-row>
        <table:table-row table:style-name="ro2">
          <table:table-cell table:style-name="ce180" office:value-type="string" calcext:value-type="string">
            <text:p>Adjustments to reconcile change in net assets to net cash provided (used) by <text:s/>operating activities</text:p>
          </table:table-cell>
          <table:table-cell table:style-name="ce207" table:number-columns-repeated="4"/>
          <table:table-cell table:style-name="ce180" office:value-type="string" calcext:value-type="string">
            <text:p>Adjustments to reconcile change in net assets to net cash provided (used) by <text:s/>operating activities</text:p>
          </table:table-cell>
          <table:table-cell table:style-name="ce230" table:number-columns-repeated="4"/>
          <table:table-cell table:style-name="ce180" office:value-type="string" calcext:value-type="string">
            <text:p>Adjustments to reconcile change in net assets to net cash provided (used) by <text:s/>operating activities</text:p>
          </table:table-cell>
          <table:table-cell table:style-name="ce230" table:number-columns-repeated="4"/>
          <table:table-cell table:style-name="ce180" office:value-type="string" calcext:value-type="string">
            <text:p>Adjustments to reconcile change in net assets to net cash provided (used) by <text:s/>operating activities</text:p>
          </table:table-cell>
          <table:table-cell table:style-name="ce230" table:number-columns-repeated="2"/>
          <table:table-cell table:style-name="ce245"/>
          <table:table-cell table:number-columns-repeated="16365"/>
        </table:table-row>
        <table:table-row table:style-name="ro1">
          <table:table-cell table:style-name="ce181" office:value-type="string" calcext:value-type="string">
            <text:p><text:span text:style-name="T8">Depreciation and amortization expense</text:span></text:p>
          </table:table-cell>
          <table:table-cell table:style-name="ce207" office:value-type="currency" office:currency="USD" office:value="15898" calcext:value-type="currency">
            <text:p>$15,898</text:p>
          </table:table-cell>
          <table:table-cell table:style-name="ce207" office:value-type="currency" office:currency="USD" office:value="285270" calcext:value-type="currency">
            <text:p>$285,270</text:p>
          </table:table-cell>
          <table:table-cell table:style-name="ce207" office:value-type="currency" office:currency="USD" office:value="430901" calcext:value-type="currency">
            <text:p>$430,901</text:p>
          </table:table-cell>
          <table:table-cell table:style-name="ce207" office:value-type="currency" office:currency="USD" office:value="607170" calcext:value-type="currency">
            <text:p>$607,170</text:p>
          </table:table-cell>
          <table:table-cell table:style-name="ce181" office:value-type="string" calcext:value-type="string">
            <text:p><text:span text:style-name="T8">Depreciation and amortization expense</text:span></text:p>
          </table:table-cell>
          <table:table-cell table:style-name="ce230" office:value-type="currency" office:currency="USD" office:value="1065143" calcext:value-type="currency">
            <text:p>$1,065,143</text:p>
          </table:table-cell>
          <table:table-cell table:style-name="ce230" office:value-type="currency" office:currency="USD" office:value="1473483" calcext:value-type="currency">
            <text:p>$1,473,483</text:p>
          </table:table-cell>
          <table:table-cell table:style-name="ce230" office:value-type="currency" office:currency="USD" office:value="1453818" calcext:value-type="currency">
            <text:p>$1,453,818</text:p>
          </table:table-cell>
          <table:table-cell table:style-name="ce230" office:value-type="currency" office:currency="USD" office:value="2080534" calcext:value-type="currency">
            <text:p>$2,080,534</text:p>
          </table:table-cell>
          <table:table-cell table:style-name="ce181" office:value-type="string" calcext:value-type="string">
            <text:p><text:span text:style-name="T8">Depreciation and amortization expense</text:span></text:p>
          </table:table-cell>
          <table:table-cell table:style-name="ce230" office:value-type="currency" office:currency="USD" office:value="2265143" calcext:value-type="currency">
            <text:p>$2,265,143</text:p>
          </table:table-cell>
          <table:table-cell table:style-name="ce230" office:value-type="currency" office:currency="USD" office:value="2957153" calcext:value-type="currency">
            <text:p>$2,957,153</text:p>
          </table:table-cell>
          <table:table-cell table:style-name="ce230" table:formula="of:=3012873+290632" office:value-type="currency" office:currency="USD" office:value="3303505" calcext:value-type="currency">
            <text:p>$3,303,505</text:p>
          </table:table-cell>
          <table:table-cell table:style-name="ce230" table:formula="of:=3411478+319291" office:value-type="currency" office:currency="USD" office:value="3730769" calcext:value-type="currency">
            <text:p>$3,730,769</text:p>
          </table:table-cell>
          <table:table-cell table:style-name="ce181" office:value-type="string" calcext:value-type="string">
            <text:p><text:span text:style-name="T8">Depreciation and amortization expense</text:span></text:p>
          </table:table-cell>
          <table:table-cell table:style-name="ce230" table:formula="of:=4205615+363633" office:value-type="currency" office:currency="USD" office:value="4569248" calcext:value-type="currency">
            <text:p>$4,569,248</text:p>
          </table:table-cell>
          <table:table-cell table:style-name="ce230" table:formula="of:=4560338+238597" office:value-type="currency" office:currency="USD" office:value="4798935" calcext:value-type="currency">
            <text:p>$4,798,935</text:p>
          </table:table-cell>
          <table:table-cell table:style-name="ce246" table:formula="of:=4872222+2179712" office:value-type="currency" office:currency="USD" office:value="7051934" calcext:value-type="currency">
            <text:p>$7,051,934</text:p>
          </table:table-cell>
          <table:table-cell table:number-columns-repeated="16365"/>
        </table:table-row>
        <table:table-row table:style-name="ro1">
          <table:table-cell table:style-name="ce181" office:value-type="string" calcext:value-type="string">
            <text:p>Transfers and losses on disposal of assets</text:p>
          </table:table-cell>
          <table:table-cell table:style-name="ce207" table:number-columns-repeated="4"/>
          <table:table-cell table:style-name="ce181" office:value-type="string" calcext:value-type="string">
            <text:p>Transfers and losses on disposal of assets</text:p>
          </table:table-cell>
          <table:table-cell table:style-name="ce230" table:number-columns-repeated="4"/>
          <table:table-cell table:style-name="ce181" office:value-type="string" calcext:value-type="string">
            <text:p>Transfers and losses on disposal of assets</text:p>
          </table:table-cell>
          <table:table-cell table:style-name="ce230" table:number-columns-repeated="4"/>
          <table:table-cell table:style-name="ce181" office:value-type="string" calcext:value-type="string">
            <text:p>Transfers and losses on disposal of assets</text:p>
          </table:table-cell>
          <table:table-cell table:style-name="ce230" office:value-type="currency" office:currency="USD" office:value="41744" calcext:value-type="currency">
            <text:p>$41,744</text:p>
          </table:table-cell>
          <table:table-cell table:style-name="ce230" office:value-type="currency" office:currency="USD" office:value="62490" calcext:value-type="currency">
            <text:p>$62,490</text:p>
          </table:table-cell>
          <table:table-cell table:style-name="ce245"/>
          <table:table-cell table:number-columns-repeated="16365"/>
        </table:table-row>
        <table:table-row table:style-name="ro1">
          <table:table-cell table:style-name="ce182" office:value-type="string" calcext:value-type="string">
            <text:p>Allowance for non-recoverable project costs</text:p>
          </table:table-cell>
          <table:table-cell table:style-name="ce207" table:number-columns-repeated="4"/>
          <table:table-cell table:style-name="ce182" office:value-type="string" calcext:value-type="string">
            <text:p>Allowance for non-recoverable project costs</text:p>
          </table:table-cell>
          <table:table-cell table:style-name="ce230" table:number-columns-repeated="2"/>
          <table:table-cell table:style-name="ce230" office:value-type="currency" office:currency="USD" office:value="670656" calcext:value-type="currency">
            <text:p>$670,656</text:p>
          </table:table-cell>
          <table:table-cell table:style-name="ce230" office:value-type="currency" office:currency="USD" office:value="6365" calcext:value-type="currency">
            <text:p>$6,365</text:p>
          </table:table-cell>
          <table:table-cell table:style-name="ce182" office:value-type="string" calcext:value-type="string">
            <text:p>Allowance for non-recoverable project costs</text:p>
          </table:table-cell>
          <table:table-cell table:style-name="ce230" office:value-type="currency" office:currency="USD" office:value="-105540" calcext:value-type="currency">
            <text:p>-$105,540</text:p>
          </table:table-cell>
          <table:table-cell table:style-name="ce230" office:value-type="currency" office:currency="USD" office:value="1721312" calcext:value-type="currency">
            <text:p>$1,721,312</text:p>
          </table:table-cell>
          <table:table-cell table:style-name="ce230" table:number-columns-repeated="2"/>
          <table:table-cell table:style-name="ce182" office:value-type="string" calcext:value-type="string">
            <text:p>Allowance for non-recoverable project costs</text:p>
          </table:table-cell>
          <table:table-cell table:style-name="ce230" table:number-columns-repeated="2"/>
          <table:table-cell table:style-name="ce245"/>
          <table:table-cell table:number-columns-repeated="16365"/>
        </table:table-row>
        <table:table-row table:style-name="ro1">
          <table:table-cell table:style-name="ce181" office:value-type="string" calcext:value-type="string">
            <text:p>Loss/(gain) on disposal of assets</text:p>
          </table:table-cell>
          <table:table-cell table:style-name="ce207"/>
          <table:table-cell table:style-name="ce207" office:value-type="currency" office:currency="USD" office:value="-122" calcext:value-type="currency">
            <text:p>-$122</text:p>
          </table:table-cell>
          <table:table-cell table:style-name="ce207" table:number-columns-repeated="2"/>
          <table:table-cell table:style-name="ce181" office:value-type="string" calcext:value-type="string">
            <text:p>Loss/(gain) on disposal of assets</text:p>
          </table:table-cell>
          <table:table-cell table:style-name="ce230"/>
          <table:table-cell table:style-name="ce230" office:value-type="currency" office:currency="USD" office:value="321492" calcext:value-type="currency">
            <text:p>$321,492</text:p>
          </table:table-cell>
          <table:table-cell table:style-name="ce230" table:number-columns-repeated="2"/>
          <table:table-cell table:style-name="ce181" office:value-type="string" calcext:value-type="string">
            <text:p>Loss/(gain) on disposal of assets</text:p>
          </table:table-cell>
          <table:table-cell table:style-name="ce230" table:number-columns-repeated="4"/>
          <table:table-cell table:style-name="ce181" office:value-type="string" calcext:value-type="string">
            <text:p>Loss/(gain) on disposal of assets</text:p>
          </table:table-cell>
          <table:table-cell table:style-name="ce230" table:number-columns-repeated="2"/>
          <table:table-cell table:style-name="ce246" office:value-type="currency" office:currency="USD" office:value="-77251" calcext:value-type="currency">
            <text:p>-$77,251</text:p>
          </table:table-cell>
          <table:table-cell table:number-columns-repeated="16365"/>
        </table:table-row>
        <table:table-row table:style-name="ro1">
          <table:table-cell table:style-name="ce181" office:value-type="string" calcext:value-type="string">
            <text:p>Forgiveness of debt</text:p>
          </table:table-cell>
          <table:table-cell table:style-name="ce207"/>
          <table:table-cell table:style-name="ce207" office:value-type="currency" office:currency="USD" office:value="-400000" calcext:value-type="currency">
            <text:p>-$400,000</text:p>
          </table:table-cell>
          <table:table-cell table:number-columns-repeated="2" table:style-name="ce207" office:value-type="currency" office:currency="USD" office:value="-650000" calcext:value-type="currency">
            <text:p>-$650,000</text:p>
          </table:table-cell>
          <table:table-cell table:style-name="ce181" office:value-type="string" calcext:value-type="string">
            <text:p>Forgiveness of debt</text:p>
          </table:table-cell>
          <table:table-cell table:style-name="ce230" office:value-type="currency" office:currency="USD" office:value="-539232" calcext:value-type="currency">
            <text:p>-$539,232</text:p>
          </table:table-cell>
          <table:table-cell table:style-name="ce230" office:value-type="currency" office:currency="USD" office:value="-1376033" calcext:value-type="currency">
            <text:p>-$1,376,033</text:p>
          </table:table-cell>
          <table:table-cell table:style-name="ce230" office:value-type="currency" office:currency="USD" office:value="-566782" calcext:value-type="currency">
            <text:p>-$566,782</text:p>
          </table:table-cell>
          <table:table-cell table:style-name="ce230" office:value-type="currency" office:currency="USD" office:value="-550000" calcext:value-type="currency">
            <text:p>-$550,000</text:p>
          </table:table-cell>
          <table:table-cell table:style-name="ce181" office:value-type="string" calcext:value-type="string">
            <text:p>Forgiveness of debt</text:p>
          </table:table-cell>
          <table:table-cell table:style-name="ce230" table:number-columns-repeated="4"/>
          <table:table-cell table:style-name="ce181" office:value-type="string" calcext:value-type="string">
            <text:p>Forgiveness of debt</text:p>
          </table:table-cell>
          <table:table-cell table:style-name="ce230"/>
          <table:table-cell table:style-name="ce230" office:value-type="currency" office:currency="USD" office:value="-1687635" calcext:value-type="currency">
            <text:p>-$1,687,635</text:p>
          </table:table-cell>
          <table:table-cell table:style-name="ce247" office:value-type="string" calcext:value-type="string">
            <text:p><text:span text:style-name="T12">-                               -</text:span></text:p>
          </table:table-cell>
          <table:table-cell table:number-columns-repeated="16365"/>
        </table:table-row>
        <table:table-row table:style-name="ro1">
          <table:table-cell table:style-name="ce181" office:value-type="string" calcext:value-type="string">
            <text:p>Donated investments</text:p>
          </table:table-cell>
          <table:table-cell table:style-name="ce207" table:number-columns-repeated="4"/>
          <table:table-cell table:style-name="ce181" office:value-type="string" calcext:value-type="string">
            <text:p>Donated investments</text:p>
          </table:table-cell>
          <table:table-cell table:style-name="ce230" office:value-type="currency" office:currency="USD" office:value="-6687" calcext:value-type="currency">
            <text:p>-$6,687</text:p>
          </table:table-cell>
          <table:table-cell table:style-name="ce230" table:number-columns-repeated="2"/>
          <table:table-cell table:style-name="ce230" office:value-type="currency" office:currency="USD" office:value="-249350" calcext:value-type="currency">
            <text:p>-$249,350</text:p>
          </table:table-cell>
          <table:table-cell table:style-name="ce181" office:value-type="string" calcext:value-type="string">
            <text:p>Donated investments</text:p>
          </table:table-cell>
          <table:table-cell table:style-name="ce230" table:number-columns-repeated="4"/>
          <table:table-cell table:style-name="ce181" office:value-type="string" calcext:value-type="string">
            <text:p>Donated investments</text:p>
          </table:table-cell>
          <table:table-cell table:style-name="ce230" table:number-columns-repeated="2"/>
          <table:table-cell table:style-name="ce247"/>
          <table:table-cell table:number-columns-repeated="16365"/>
        </table:table-row>
        <table:table-row table:style-name="ro1">
          <table:table-cell table:style-name="ce181" office:value-type="string" calcext:value-type="string">
            <text:p>(increase) decrease in operating assets</text:p>
          </table:table-cell>
          <table:table-cell table:style-name="ce207" table:number-columns-repeated="4"/>
          <table:table-cell table:style-name="ce181" office:value-type="string" calcext:value-type="string">
            <text:p>(increase) decrease in operating assets</text:p>
          </table:table-cell>
          <table:table-cell table:style-name="ce230" table:number-columns-repeated="4"/>
          <table:table-cell table:style-name="ce181" office:value-type="string" calcext:value-type="string">
            <text:p>(increase) decrease in operating assets</text:p>
          </table:table-cell>
          <table:table-cell table:style-name="ce230" table:number-columns-repeated="4"/>
          <table:table-cell table:style-name="ce181" office:value-type="string" calcext:value-type="string">
            <text:p>(increase) decrease in operating assets</text:p>
          </table:table-cell>
          <table:table-cell table:style-name="ce230" table:number-columns-repeated="2"/>
          <table:table-cell table:style-name="ce248"/>
          <table:table-cell table:number-columns-repeated="16365"/>
        </table:table-row>
        <table:table-row table:style-name="ro1">
          <table:table-cell table:style-name="ce183" office:value-type="string" calcext:value-type="string">
            <text:p>Accounts receivable</text:p>
          </table:table-cell>
          <table:table-cell table:style-name="ce207" office:value-type="currency" office:currency="USD" office:value="-132089" calcext:value-type="currency">
            <text:p>-$132,089</text:p>
          </table:table-cell>
          <table:table-cell table:style-name="ce207" office:value-type="currency" office:currency="USD" office:value="-557343" calcext:value-type="currency">
            <text:p>-$557,343</text:p>
          </table:table-cell>
          <table:table-cell table:style-name="ce207" office:value-type="currency" office:currency="USD" office:value="-1043434" calcext:value-type="currency">
            <text:p>-$1,043,434</text:p>
          </table:table-cell>
          <table:table-cell table:style-name="ce207" office:value-type="currency" office:currency="USD" office:value="-3141035" calcext:value-type="currency">
            <text:p>-$3,141,035</text:p>
          </table:table-cell>
          <table:table-cell table:style-name="ce183" office:value-type="string" calcext:value-type="string">
            <text:p>Accounts receivable</text:p>
          </table:table-cell>
          <table:table-cell table:style-name="ce230" office:value-type="currency" office:currency="USD" office:value="-4903258" calcext:value-type="currency">
            <text:p>-$4,903,258</text:p>
          </table:table-cell>
          <table:table-cell table:style-name="ce230" office:value-type="currency" office:currency="USD" office:value="-2196302" calcext:value-type="currency">
            <text:p>-$2,196,302</text:p>
          </table:table-cell>
          <table:table-cell table:style-name="ce230" office:value-type="currency" office:currency="USD" office:value="1467891" calcext:value-type="currency">
            <text:p>$1,467,891</text:p>
          </table:table-cell>
          <table:table-cell table:style-name="ce230" office:value-type="currency" office:currency="USD" office:value="7077426" calcext:value-type="currency">
            <text:p>$7,077,426</text:p>
          </table:table-cell>
          <table:table-cell table:style-name="ce183" office:value-type="string" calcext:value-type="string">
            <text:p>Accounts receivable</text:p>
          </table:table-cell>
          <table:table-cell table:style-name="ce230" office:value-type="currency" office:currency="USD" office:value="175572" calcext:value-type="currency">
            <text:p>$175,572</text:p>
          </table:table-cell>
          <table:table-cell table:style-name="ce230" office:value-type="currency" office:currency="USD" office:value="-276902" calcext:value-type="currency">
            <text:p>-$276,902</text:p>
          </table:table-cell>
          <table:table-cell table:style-name="ce230" office:value-type="currency" office:currency="USD" office:value="-1329935" calcext:value-type="currency">
            <text:p>-$1,329,935</text:p>
          </table:table-cell>
          <table:table-cell table:style-name="ce230" office:value-type="currency" office:currency="USD" office:value="-3709467" calcext:value-type="currency">
            <text:p>-$3,709,467</text:p>
          </table:table-cell>
          <table:table-cell table:style-name="ce183" office:value-type="string" calcext:value-type="string">
            <text:p>Accounts receivable</text:p>
          </table:table-cell>
          <table:table-cell table:style-name="ce230" office:value-type="currency" office:currency="USD" office:value="-5313437" calcext:value-type="currency">
            <text:p>-$5,313,437</text:p>
          </table:table-cell>
          <table:table-cell table:style-name="ce230" office:value-type="currency" office:currency="USD" office:value="-8390399" calcext:value-type="currency">
            <text:p>-$8,390,399</text:p>
          </table:table-cell>
          <table:table-cell table:style-name="ce246" office:value-type="currency" office:currency="USD" office:value="1020647" calcext:value-type="currency">
            <text:p>$1,020,647</text:p>
          </table:table-cell>
          <table:table-cell table:number-columns-repeated="16365"/>
        </table:table-row>
        <table:table-row table:style-name="ro1">
          <table:table-cell table:style-name="ce183" office:value-type="string" calcext:value-type="string">
            <text:p>Grants receivable</text:p>
          </table:table-cell>
          <table:table-cell table:style-name="ce207" table:number-columns-repeated="3"/>
          <table:table-cell table:style-name="ce207" office:value-type="currency" office:currency="USD" office:value="-1083000" calcext:value-type="currency">
            <text:p>-$1,083,000</text:p>
          </table:table-cell>
          <table:table-cell table:style-name="ce183" office:value-type="string" calcext:value-type="string">
            <text:p>Grants receivable</text:p>
          </table:table-cell>
          <table:table-cell table:style-name="ce230" office:value-type="currency" office:currency="USD" office:value="167035" calcext:value-type="currency">
            <text:p>$167,035</text:p>
          </table:table-cell>
          <table:table-cell table:style-name="ce230" office:value-type="currency" office:currency="USD" office:value="-380486" calcext:value-type="currency">
            <text:p>-$380,486</text:p>
          </table:table-cell>
          <table:table-cell table:style-name="ce230" office:value-type="currency" office:currency="USD" office:value="2735" calcext:value-type="currency">
            <text:p>$2,735</text:p>
          </table:table-cell>
          <table:table-cell table:style-name="ce230" office:value-type="currency" office:currency="USD" office:value="541952" calcext:value-type="currency">
            <text:p>$541,952</text:p>
          </table:table-cell>
          <table:table-cell table:style-name="ce183" office:value-type="string" calcext:value-type="string">
            <text:p>Grants receivable</text:p>
          </table:table-cell>
          <table:table-cell table:style-name="ce230" office:value-type="currency" office:currency="USD" office:value="13130" calcext:value-type="currency">
            <text:p>$13,130</text:p>
          </table:table-cell>
          <table:table-cell table:style-name="ce230" office:value-type="currency" office:currency="USD" office:value="166068" calcext:value-type="currency">
            <text:p>$166,068</text:p>
          </table:table-cell>
          <table:table-cell table:style-name="ce230" office:value-type="currency" office:currency="USD" office:value="-906717" calcext:value-type="currency">
            <text:p>-$906,717</text:p>
          </table:table-cell>
          <table:table-cell table:style-name="ce230" office:value-type="currency" office:currency="USD" office:value="1304283" calcext:value-type="currency">
            <text:p>$1,304,283</text:p>
          </table:table-cell>
          <table:table-cell table:style-name="ce183" office:value-type="string" calcext:value-type="string">
            <text:p>Grants receivable</text:p>
          </table:table-cell>
          <table:table-cell table:style-name="ce230" office:value-type="currency" office:currency="USD" office:value="-725000" calcext:value-type="currency">
            <text:p>-$725,000</text:p>
          </table:table-cell>
          <table:table-cell table:style-name="ce230" office:value-type="currency" office:currency="USD" office:value="883000" calcext:value-type="currency">
            <text:p>$883,000</text:p>
          </table:table-cell>
          <table:table-cell table:style-name="ce244" office:value-type="currency" office:currency="USD" office:value="2000" calcext:value-type="currency">
            <text:p>$2,000</text:p>
          </table:table-cell>
          <table:table-cell table:number-columns-repeated="16365"/>
        </table:table-row>
        <table:table-row table:style-name="ro1">
          <table:table-cell table:style-name="ce183" office:value-type="string" calcext:value-type="string">
            <text:p>Prepaid expenses and deposits</text:p>
          </table:table-cell>
          <table:table-cell table:style-name="ce207" office:value-type="currency" office:currency="USD" office:value="-53930" calcext:value-type="currency">
            <text:p>-$53,930</text:p>
          </table:table-cell>
          <table:table-cell table:style-name="ce207" office:value-type="currency" office:currency="USD" office:value="-74002" calcext:value-type="currency">
            <text:p>-$74,002</text:p>
          </table:table-cell>
          <table:table-cell table:style-name="ce207" office:value-type="currency" office:currency="USD" office:value="-90926" calcext:value-type="currency">
            <text:p>-$90,926</text:p>
          </table:table-cell>
          <table:table-cell table:style-name="ce207" office:value-type="currency" office:currency="USD" office:value="73200" calcext:value-type="currency">
            <text:p>$73,200</text:p>
          </table:table-cell>
          <table:table-cell table:style-name="ce183" office:value-type="string" calcext:value-type="string">
            <text:p>Prepaid expenses and deposits</text:p>
          </table:table-cell>
          <table:table-cell table:style-name="ce230" office:value-type="currency" office:currency="USD" office:value="-261387" calcext:value-type="currency">
            <text:p>-$261,387</text:p>
          </table:table-cell>
          <table:table-cell table:style-name="ce230" office:value-type="currency" office:currency="USD" office:value="-1240883" calcext:value-type="currency">
            <text:p>-$1,240,883</text:p>
          </table:table-cell>
          <table:table-cell table:style-name="ce230" office:value-type="currency" office:currency="USD" office:value="-88087" calcext:value-type="currency">
            <text:p>-$88,087</text:p>
          </table:table-cell>
          <table:table-cell table:style-name="ce230" office:value-type="currency" office:currency="USD" office:value="470333" calcext:value-type="currency">
            <text:p>$470,333</text:p>
          </table:table-cell>
          <table:table-cell table:style-name="ce183" office:value-type="string" calcext:value-type="string">
            <text:p>Prepaid expenses and deposits</text:p>
          </table:table-cell>
          <table:table-cell table:style-name="ce230" office:value-type="currency" office:currency="USD" office:value="-1558793" calcext:value-type="currency">
            <text:p>-$1,558,793</text:p>
          </table:table-cell>
          <table:table-cell table:style-name="ce230" office:value-type="currency" office:currency="USD" office:value="677420" calcext:value-type="currency">
            <text:p>$677,420</text:p>
          </table:table-cell>
          <table:table-cell table:style-name="ce230" office:value-type="currency" office:currency="USD" office:value="-1236192" calcext:value-type="currency">
            <text:p>-$1,236,192</text:p>
          </table:table-cell>
          <table:table-cell table:style-name="ce230" office:value-type="currency" office:currency="USD" office:value="-254876" calcext:value-type="currency">
            <text:p>-$254,876</text:p>
          </table:table-cell>
          <table:table-cell table:style-name="ce183" office:value-type="string" calcext:value-type="string">
            <text:p>Prepaid expenses and deposits</text:p>
          </table:table-cell>
          <table:table-cell table:style-name="ce230" office:value-type="currency" office:currency="USD" office:value="-413544" calcext:value-type="currency">
            <text:p>-$413,544</text:p>
          </table:table-cell>
          <table:table-cell table:style-name="ce230" office:value-type="currency" office:currency="USD" office:value="-2017706" calcext:value-type="currency">
            <text:p>-$2,017,706</text:p>
          </table:table-cell>
          <table:table-cell table:style-name="ce249" office:value-type="currency" office:currency="USD" office:value="-530043" calcext:value-type="currency">
            <text:p>-$530,043</text:p>
          </table:table-cell>
          <table:table-cell table:number-columns-repeated="16365"/>
        </table:table-row>
        <table:table-row table:style-name="ro1">
          <table:table-cell table:style-name="ce183" office:value-type="string" calcext:value-type="string">
            <text:p>Deferred rent asset</text:p>
          </table:table-cell>
          <table:table-cell table:style-name="ce207" table:number-columns-repeated="4"/>
          <table:table-cell table:style-name="ce183" office:value-type="string" calcext:value-type="string">
            <text:p>Deferred rent asset</text:p>
          </table:table-cell>
          <table:table-cell table:style-name="ce230" table:number-columns-repeated="4"/>
          <table:table-cell table:style-name="ce183" office:value-type="string" calcext:value-type="string">
            <text:p>Deferred rent asset</text:p>
          </table:table-cell>
          <table:table-cell table:style-name="ce230" table:number-columns-repeated="4"/>
          <table:table-cell table:style-name="ce183" office:value-type="string" calcext:value-type="string">
            <text:p>Deferred rent asset</text:p>
          </table:table-cell>
          <table:table-cell table:style-name="ce230" table:number-columns-repeated="2"/>
          <table:table-cell table:style-name="ce248"/>
          <table:table-cell table:number-columns-repeated="16365"/>
        </table:table-row>
        <table:table-row table:style-name="ro1">
          <table:table-cell table:style-name="ce181" office:value-type="string" calcext:value-type="string">
            <text:p>Increase (decrease) in operating liabilities</text:p>
          </table:table-cell>
          <table:table-cell table:style-name="ce208" table:number-columns-repeated="4"/>
          <table:table-cell table:style-name="ce181" office:value-type="string" calcext:value-type="string">
            <text:p>Increase (decrease) in operating liabilities</text:p>
          </table:table-cell>
          <table:table-cell table:style-name="ce230" table:number-columns-repeated="4"/>
          <table:table-cell table:style-name="ce181" office:value-type="string" calcext:value-type="string">
            <text:p>Increase (decrease) in operating liabilities</text:p>
          </table:table-cell>
          <table:table-cell table:style-name="ce230" table:number-columns-repeated="4"/>
          <table:table-cell table:style-name="ce181" office:value-type="string" calcext:value-type="string">
            <text:p>Increase (decrease) in operating liabilities</text:p>
          </table:table-cell>
          <table:table-cell table:style-name="ce230" table:number-columns-repeated="2"/>
          <table:table-cell table:style-name="ce248"/>
          <table:table-cell table:number-columns-repeated="16365"/>
        </table:table-row>
        <table:table-row table:style-name="ro1">
          <table:table-cell table:style-name="ce183" office:value-type="string" calcext:value-type="string">
            <text:p>Accounts payable and accrued liabilities</text:p>
          </table:table-cell>
          <table:table-cell table:style-name="ce207" table:formula="of:=SUM(131797;36771)" office:value-type="currency" office:currency="USD" office:value="168568" calcext:value-type="currency">
            <text:p>$168,568</text:p>
          </table:table-cell>
          <table:table-cell table:style-name="ce207" table:formula="of:=SUM(24329;101636)" office:value-type="currency" office:currency="USD" office:value="125965" calcext:value-type="currency">
            <text:p>$125,965</text:p>
          </table:table-cell>
          <table:table-cell table:style-name="ce207" office:value-type="currency" office:currency="USD" office:value="339095" calcext:value-type="currency">
            <text:p>$339,095</text:p>
          </table:table-cell>
          <table:table-cell table:style-name="ce207" office:value-type="currency" office:currency="USD" office:value="1339028" calcext:value-type="currency">
            <text:p>$1,339,028</text:p>
          </table:table-cell>
          <table:table-cell table:style-name="ce183" office:value-type="string" calcext:value-type="string">
            <text:p>Accounts payable and accrued liabilities</text:p>
          </table:table-cell>
          <table:table-cell table:style-name="ce230" office:value-type="currency" office:currency="USD" office:value="1943090" calcext:value-type="currency">
            <text:p>$1,943,090</text:p>
          </table:table-cell>
          <table:table-cell table:style-name="ce230" office:value-type="currency" office:currency="USD" office:value="1096710" calcext:value-type="currency">
            <text:p>$1,096,710</text:p>
          </table:table-cell>
          <table:table-cell table:style-name="ce230" office:value-type="currency" office:currency="USD" office:value="-384880" calcext:value-type="currency">
            <text:p>-$384,880</text:p>
          </table:table-cell>
          <table:table-cell table:style-name="ce230" office:value-type="currency" office:currency="USD" office:value="697873" calcext:value-type="currency">
            <text:p>$697,873</text:p>
          </table:table-cell>
          <table:table-cell table:style-name="ce183" office:value-type="string" calcext:value-type="string">
            <text:p>Accounts payable and accrued liabilities</text:p>
          </table:table-cell>
          <table:table-cell table:style-name="ce230" office:value-type="currency" office:currency="USD" office:value="1456653" calcext:value-type="currency">
            <text:p>$1,456,653</text:p>
          </table:table-cell>
          <table:table-cell table:style-name="ce230" office:value-type="currency" office:currency="USD" office:value="1183357" calcext:value-type="currency">
            <text:p>$1,183,357</text:p>
          </table:table-cell>
          <table:table-cell table:style-name="ce230" office:value-type="currency" office:currency="USD" office:value="3546032" calcext:value-type="currency">
            <text:p>$3,546,032</text:p>
          </table:table-cell>
          <table:table-cell table:style-name="ce230" office:value-type="currency" office:currency="USD" office:value="1067570" calcext:value-type="currency">
            <text:p>$1,067,570</text:p>
          </table:table-cell>
          <table:table-cell table:style-name="ce183" office:value-type="string" calcext:value-type="string">
            <text:p>Accounts payable and accrued liabilities</text:p>
          </table:table-cell>
          <table:table-cell table:style-name="ce230" office:value-type="currency" office:currency="USD" office:value="-2395184" calcext:value-type="currency">
            <text:p>-$2,395,184</text:p>
          </table:table-cell>
          <table:table-cell table:style-name="ce230" office:value-type="currency" office:currency="USD" office:value="4274373" calcext:value-type="currency">
            <text:p>$4,274,373</text:p>
          </table:table-cell>
          <table:table-cell table:style-name="ce244" office:value-type="currency" office:currency="USD" office:value="1952538" calcext:value-type="currency">
            <text:p>$1,952,538</text:p>
          </table:table-cell>
          <table:table-cell table:number-columns-repeated="16365"/>
        </table:table-row>
        <table:table-row table:style-name="ro1">
          <table:table-cell table:style-name="ce183" office:value-type="string" calcext:value-type="string">
            <text:p>Deferred revenues</text:p>
          </table:table-cell>
          <table:table-cell table:style-name="ce208" table:number-columns-repeated="3"/>
          <table:table-cell table:style-name="ce208" office:value-type="currency" office:currency="USD" office:value="62500" calcext:value-type="currency">
            <text:p>$62,500</text:p>
          </table:table-cell>
          <table:table-cell table:style-name="ce183" office:value-type="string" calcext:value-type="string">
            <text:p>Deferred revenues</text:p>
          </table:table-cell>
          <table:table-cell table:style-name="ce230" office:value-type="currency" office:currency="USD" office:value="-62500" calcext:value-type="currency">
            <text:p>-$62,500</text:p>
          </table:table-cell>
          <table:table-cell table:style-name="ce230" office:value-type="currency" office:currency="USD" office:value="1635767" calcext:value-type="currency">
            <text:p>$1,635,767</text:p>
          </table:table-cell>
          <table:table-cell table:style-name="ce230" office:value-type="currency" office:currency="USD" office:value="-1012883" calcext:value-type="currency">
            <text:p>-$1,012,883</text:p>
          </table:table-cell>
          <table:table-cell table:style-name="ce230" office:value-type="currency" office:currency="USD" office:value="-252513" calcext:value-type="currency">
            <text:p>-$252,513</text:p>
          </table:table-cell>
          <table:table-cell table:style-name="ce183" office:value-type="string" calcext:value-type="string">
            <text:p>Deferred revenues</text:p>
          </table:table-cell>
          <table:table-cell table:style-name="ce230" office:value-type="currency" office:currency="USD" office:value="1298564" calcext:value-type="currency">
            <text:p>$1,298,564</text:p>
          </table:table-cell>
          <table:table-cell table:style-name="ce230" office:value-type="currency" office:currency="USD" office:value="-66629" calcext:value-type="currency">
            <text:p>-$66,629</text:p>
          </table:table-cell>
          <table:table-cell table:style-name="ce230" office:value-type="currency" office:currency="USD" office:value="-268181" calcext:value-type="currency">
            <text:p>-$268,181</text:p>
          </table:table-cell>
          <table:table-cell table:style-name="ce230" office:value-type="currency" office:currency="USD" office:value="-412375" calcext:value-type="currency">
            <text:p>-$412,375</text:p>
          </table:table-cell>
          <table:table-cell table:style-name="ce183" office:value-type="string" calcext:value-type="string">
            <text:p>Deferred revenues</text:p>
          </table:table-cell>
          <table:table-cell table:style-name="ce230" office:value-type="currency" office:currency="USD" office:value="671623" calcext:value-type="currency">
            <text:p>$671,623</text:p>
          </table:table-cell>
          <table:table-cell table:style-name="ce230" office:value-type="currency" office:currency="USD" office:value="1348680" calcext:value-type="currency">
            <text:p>$1,348,680</text:p>
          </table:table-cell>
          <table:table-cell table:style-name="ce244" office:value-type="currency" office:currency="USD" office:value="2738652" calcext:value-type="currency">
            <text:p>$2,738,652</text:p>
          </table:table-cell>
          <table:table-cell table:number-columns-repeated="16365"/>
        </table:table-row>
        <table:table-row table:style-name="ro1">
          <table:table-cell table:style-name="ce183" office:value-type="string" calcext:value-type="string">
            <text:p>Deferred rent liability</text:p>
          </table:table-cell>
          <table:table-cell table:style-name="ce208" table:number-columns-repeated="4"/>
          <table:table-cell table:style-name="ce183" office:value-type="string" calcext:value-type="string">
            <text:p>Deferred rent liability</text:p>
          </table:table-cell>
          <table:table-cell table:style-name="ce230"/>
          <table:table-cell table:style-name="ce230" office:value-type="currency" office:currency="USD" office:value="164972" calcext:value-type="currency">
            <text:p>$164,972</text:p>
          </table:table-cell>
          <table:table-cell table:style-name="ce230" office:value-type="currency" office:currency="USD" office:value="492459" calcext:value-type="currency">
            <text:p>$492,459</text:p>
          </table:table-cell>
          <table:table-cell table:style-name="ce230" office:value-type="currency" office:currency="USD" office:value="515839" calcext:value-type="currency">
            <text:p>$515,839</text:p>
          </table:table-cell>
          <table:table-cell table:style-name="ce183" office:value-type="string" calcext:value-type="string">
            <text:p>Deferred rent liability</text:p>
          </table:table-cell>
          <table:table-cell table:style-name="ce230" office:value-type="currency" office:currency="USD" office:value="165857" calcext:value-type="currency">
            <text:p>$165,857</text:p>
          </table:table-cell>
          <table:table-cell table:style-name="ce230" office:value-type="currency" office:currency="USD" office:value="608637" calcext:value-type="currency">
            <text:p>$608,637</text:p>
          </table:table-cell>
          <table:table-cell table:style-name="ce230" office:value-type="currency" office:currency="USD" office:value="4144643" calcext:value-type="currency">
            <text:p>$4,144,643</text:p>
          </table:table-cell>
          <table:table-cell table:style-name="ce230" office:value-type="currency" office:currency="USD" office:value="-1171631" calcext:value-type="currency">
            <text:p>-$1,171,631</text:p>
          </table:table-cell>
          <table:table-cell table:style-name="ce183" office:value-type="string" calcext:value-type="string">
            <text:p>Deferred rent liability</text:p>
          </table:table-cell>
          <table:table-cell table:style-name="ce230" office:value-type="currency" office:currency="USD" office:value="1017932" calcext:value-type="currency">
            <text:p>$1,017,932</text:p>
          </table:table-cell>
          <table:table-cell table:style-name="ce230" office:value-type="currency" office:currency="USD" office:value="-183558" calcext:value-type="currency">
            <text:p>-$183,558</text:p>
          </table:table-cell>
          <table:table-cell table:style-name="ce250" office:value-type="currency" office:currency="USD" office:value="1166080" calcext:value-type="currency">
            <text:p>$1,166,080</text:p>
          </table:table-cell>
          <table:table-cell table:number-columns-repeated="16365"/>
        </table:table-row>
        <table:table-row table:style-name="ro1">
          <table:table-cell table:style-name="ce184" office:value-type="string" calcext:value-type="string">
            <text:p>Net cash provided (used) by operating activities</text:p>
          </table:table-cell>
          <table:table-cell table:style-name="ce209" table:formula="of:=SUM([.B3:.B19])" office:value-type="currency" office:currency="USD" office:value="394797" calcext:value-type="currency">
            <text:p>$394,797</text:p>
          </table:table-cell>
          <table:table-cell table:style-name="ce209" table:formula="of:=SUM([.C3:.C19])" office:value-type="currency" office:currency="USD" office:value="-2997" calcext:value-type="currency">
            <text:p>-$2,997</text:p>
          </table:table-cell>
          <table:table-cell table:style-name="ce209" table:formula="of:=SUM([.D3:.D19])" office:value-type="currency" office:currency="USD" office:value="191015" calcext:value-type="currency">
            <text:p>$191,015</text:p>
          </table:table-cell>
          <table:table-cell table:style-name="ce209" table:formula="of:=SUM([.E3:.E19])" office:value-type="currency" office:currency="USD" office:value="4201039" calcext:value-type="currency">
            <text:p>$4,201,039</text:p>
          </table:table-cell>
          <table:table-cell table:style-name="ce184" office:value-type="string" calcext:value-type="string">
            <text:p>Net cash provided (used) by operating activities</text:p>
          </table:table-cell>
          <table:table-cell table:style-name="ce209" table:formula="of:=SUM([.G3:.G19])" office:value-type="currency" office:currency="USD" office:value="123163" calcext:value-type="currency">
            <text:p>$123,163</text:p>
          </table:table-cell>
          <table:table-cell table:style-name="ce209" table:formula="of:=SUM([.H3:.H19])" office:value-type="currency" office:currency="USD" office:value="3446831" calcext:value-type="currency">
            <text:p>$3,446,831</text:p>
          </table:table-cell>
          <table:table-cell table:style-name="ce209" table:formula="of:=SUM([.I3:.I19])" office:value-type="currency" office:currency="USD" office:value="-489755" calcext:value-type="currency">
            <text:p>-$489,755</text:p>
          </table:table-cell>
          <table:table-cell table:style-name="ce209" table:formula="of:=SUM([.J3:.J19])" office:value-type="currency" office:currency="USD" office:value="9360396" calcext:value-type="currency">
            <text:p>$9,360,396</text:p>
          </table:table-cell>
          <table:table-cell table:style-name="ce184" office:value-type="string" calcext:value-type="string">
            <text:p>Net cash provided (used) by operating activities</text:p>
          </table:table-cell>
          <table:table-cell table:style-name="ce209" table:formula="of:=SUM([.L3:.L19])" office:value-type="currency" office:currency="USD" office:value="10079303" calcext:value-type="currency">
            <text:p>$10,079,303</text:p>
          </table:table-cell>
          <table:table-cell table:style-name="ce233" table:formula="of:=SUM([.M3:.M19])" office:value-type="currency" office:currency="USD" office:value="7575115" calcext:value-type="currency">
            <text:p>$7,575,115</text:p>
          </table:table-cell>
          <table:table-cell table:style-name="ce233" table:formula="of:=SUM([.N3:.N19])" office:value-type="currency" office:currency="USD" office:value="10600598" calcext:value-type="currency">
            <text:p>$10,600,598</text:p>
          </table:table-cell>
          <table:table-cell table:style-name="ce233" table:formula="of:=SUM([.O3:.O19])" office:value-type="currency" office:currency="USD" office:value="3755239" calcext:value-type="currency">
            <text:p>$3,755,239</text:p>
          </table:table-cell>
          <table:table-cell table:style-name="ce184" office:value-type="string" calcext:value-type="string">
            <text:p>Net cash provided (used) by operating activities</text:p>
          </table:table-cell>
          <table:table-cell table:style-name="ce233" table:formula="of:=SUM([.Q3:.Q19])" office:value-type="currency" office:currency="USD" office:value="-2013896" calcext:value-type="currency">
            <text:p>-$2,013,896</text:p>
          </table:table-cell>
          <table:table-cell table:style-name="ce233" table:formula="of:=SUM([.R3:.R19])" office:value-type="currency" office:currency="USD" office:value="12702204" calcext:value-type="currency">
            <text:p>$12,702,204</text:p>
          </table:table-cell>
          <table:table-cell table:style-name="ce251" table:formula="of:=SUM([.S3:.S19])" office:value-type="currency" office:currency="USD" office:value="8535884" calcext:value-type="currency">
            <text:p>$8,535,884</text:p>
          </table:table-cell>
          <table:table-cell table:number-columns-repeated="16365"/>
        </table:table-row>
        <table:table-row table:style-name="ro1">
          <table:table-cell table:style-name="ce185" office:value-type="string" calcext:value-type="string">
            <text:p>Coverage Ratios</text:p>
          </table:table-cell>
          <table:table-cell table:style-name="ce209" table:number-columns-repeated="4"/>
          <table:table-cell table:style-name="ce185" office:value-type="string" calcext:value-type="string">
            <text:p>Coverage Ratios</text:p>
          </table:table-cell>
          <table:table-cell table:style-name="ce209" table:number-columns-repeated="4"/>
          <table:table-cell table:style-name="ce185" office:value-type="string" calcext:value-type="string">
            <text:p>Coverage Ratios</text:p>
          </table:table-cell>
          <table:table-cell table:style-name="ce209"/>
          <table:table-cell table:style-name="ce233" table:number-columns-repeated="2"/>
          <table:table-cell table:style-name="ce210"/>
          <table:table-cell table:style-name="ce185" office:value-type="string" calcext:value-type="string">
            <text:p>Coverage Ratios</text:p>
          </table:table-cell>
          <table:table-cell table:style-name="ce233" table:number-columns-repeated="2"/>
          <table:table-cell table:style-name="ce251"/>
          <table:table-cell table:number-columns-repeated="16365"/>
        </table:table-row>
        <table:table-row table:style-name="ro1">
          <table:table-cell table:style-name="ce186" office:value-type="string" calcext:value-type="string">
            <text:p>Interest coverage ratio</text:p>
          </table:table-cell>
          <table:table-cell table:style-name="ce210" table:formula="of:=([.B20]+[.B55])/[.B55]" office:value-type="float" office:value="19.4622615039282" calcext:value-type="float">
            <text:p>19.46</text:p>
          </table:table-cell>
          <table:table-cell table:style-name="ce210" table:formula="of:=([.C20]+[.C55])/[.C55]" office:value-type="float" office:value="0.989674774340247" calcext:value-type="float">
            <text:p>0.99</text:p>
          </table:table-cell>
          <table:table-cell table:style-name="ce210" table:formula="of:=([.D20]+[.D55])/[.D55]" office:value-type="float" office:value="1.32070859280427" calcext:value-type="float">
            <text:p>1.32</text:p>
          </table:table-cell>
          <table:table-cell table:style-name="ce210" table:formula="of:=([.E20]+[.E55])/[.E55]" office:value-type="float" office:value="4.66751784417253" calcext:value-type="float">
            <text:p>4.67</text:p>
          </table:table-cell>
          <table:table-cell table:style-name="ce186" office:value-type="string" calcext:value-type="string">
            <text:p>Interest coverage ratio</text:p>
          </table:table-cell>
          <table:table-cell table:style-name="ce210" table:formula="of:=([.G20]+[.G55])/[.G55]" office:value-type="float" office:value="1.05353563014544" calcext:value-type="float">
            <text:p>1.05</text:p>
          </table:table-cell>
          <table:table-cell table:style-name="ce210" table:formula="of:=([.H20]+[.H55])/[.H55]" office:value-type="float" office:value="2.12401122435836" calcext:value-type="float">
            <text:p>2.12</text:p>
          </table:table-cell>
          <table:table-cell table:style-name="ce210" table:formula="of:=([.I20]+[.I55])/[.I55]" office:value-type="float" office:value="0.868190944224952" calcext:value-type="float">
            <text:p>0.87</text:p>
          </table:table-cell>
          <table:table-cell table:style-name="ce210" table:formula="of:=([.J20]+[.J55])/[.J55]" office:value-type="float" office:value="2.88123365923256" calcext:value-type="float">
            <text:p>2.88</text:p>
          </table:table-cell>
          <table:table-cell table:style-name="ce186" office:value-type="string" calcext:value-type="string">
            <text:p>Interest coverage ratio</text:p>
          </table:table-cell>
          <table:table-cell table:style-name="ce210" table:formula="of:=([.L20]+[.L55])/[.L55]" office:value-type="float" office:value="2.8747305121028" calcext:value-type="float">
            <text:p>2.87</text:p>
          </table:table-cell>
          <table:table-cell table:style-name="ce210" table:formula="of:=([.M20]+[.M55])/[.M55]" office:value-type="float" office:value="2.12480331089552" calcext:value-type="float">
            <text:p>2.12</text:p>
          </table:table-cell>
          <table:table-cell table:style-name="ce210" table:formula="of:=([.N20]+[.N55])/[.N55]" office:value-type="float" office:value="2.36571202339822" calcext:value-type="float">
            <text:p>2.37</text:p>
          </table:table-cell>
          <table:table-cell table:style-name="ce210" table:formula="of:=([.O20]+[.O55])/[.O55]" office:value-type="float" office:value="1.48380054153869" calcext:value-type="float">
            <text:p>1.48</text:p>
          </table:table-cell>
          <table:table-cell table:style-name="ce186" office:value-type="string" calcext:value-type="string">
            <text:p>Interest coverage ratio</text:p>
          </table:table-cell>
          <table:table-cell table:style-name="ce210" table:formula="of:=([.Q20]+[.Q55])/[.Q55]" office:value-type="float" office:value="0.788055098837832" calcext:value-type="float">
            <text:p>0.79</text:p>
          </table:table-cell>
          <table:table-cell table:style-name="ce210" table:formula="of:=([.R20]+[.R55])/[.R55]" office:value-type="float" office:value="2.31809369480468" calcext:value-type="float">
            <text:p>2.32</text:p>
          </table:table-cell>
          <table:table-cell table:style-name="ce210" table:formula="of:=([.S20]+[.S55])/[.S55]" office:value-type="float" office:value="1.77309631728174" calcext:value-type="float">
            <text:p>1.77</text:p>
          </table:table-cell>
          <table:table-cell table:number-columns-repeated="16365"/>
        </table:table-row>
        <table:table-row table:style-name="ro1">
          <table:table-cell table:style-name="ce186" office:value-type="string" calcext:value-type="string">
            <text:p>Debt service coverage</text:p>
          </table:table-cell>
          <table:table-cell table:style-name="ce211" table:formula="of:=([.B20]+[.B39]+[.B40])/([.B39]+[.B40])" office:value-type="float" office:value="0.475033309309852" calcext:value-type="float">
            <text:p>0.48</text:p>
          </table:table-cell>
          <table:table-cell table:style-name="ce211" table:formula="of:=([.C20]+[.C39]+[.C40])/([.C39]+[.C40])" office:value-type="float" office:value="1.00089662433056" calcext:value-type="float">
            <text:p>1.00</text:p>
          </table:table-cell>
          <table:table-cell table:style-name="ce211" table:formula="of:=([.D20]+[.D39]+[.D40])/([.D39]+[.D40])" office:value-type="float" office:value="0.479050473590479" calcext:value-type="float">
            <text:p>0.48</text:p>
          </table:table-cell>
          <table:table-cell table:style-name="ce211" table:formula="of:=([.E20]+[.E39]+[.E40])/([.E39]+[.E40])" office:value-type="float" office:value="-16.7687879608168" calcext:value-type="float">
            <text:p>-16.77</text:p>
          </table:table-cell>
          <table:table-cell table:style-name="ce186" office:value-type="string" calcext:value-type="string">
            <text:p>Debt service coverage</text:p>
          </table:table-cell>
          <table:table-cell table:style-name="ce211" table:formula="of:=([.G20]+[.G39]+[.G40])/([.G39]+[.G40])" office:value-type="float" office:value="0.977583866892618" calcext:value-type="float">
            <text:p>0.98</text:p>
          </table:table-cell>
          <table:table-cell table:style-name="ce211" table:formula="of:=([.H20]+[.H39]+[.H40])/([.H39]+[.H40])" office:value-type="float" office:value="0.403180664529532" calcext:value-type="float">
            <text:p>0.40</text:p>
          </table:table-cell>
          <table:table-cell table:style-name="ce211" table:formula="of:=([.I20]+[.I39]+[.I40])/([.I39]+[.I40])" office:value-type="float" office:value="1.03039226314895" calcext:value-type="float">
            <text:p>1.03</text:p>
          </table:table-cell>
          <table:table-cell table:style-name="ce211" table:formula="of:=([.J20]+[.J39]+[.J40])/([.J39]+[.J40])" office:value-type="float" office:value="0.405092951564921" calcext:value-type="float">
            <text:p>0.41</text:p>
          </table:table-cell>
          <table:table-cell table:style-name="ce186" office:value-type="string" calcext:value-type="string">
            <text:p>Debt service coverage</text:p>
          </table:table-cell>
          <table:table-cell table:style-name="ce211" table:formula="of:=([.L20]+[.L39]+[.L40])/([.L39]+[.L40])" office:value-type="float" office:value="0.191825730183427" calcext:value-type="float">
            <text:p>0.19</text:p>
          </table:table-cell>
          <table:table-cell table:style-name="ce211" table:formula="of:=([.M20]+[.M39]+[.M40])/([.M39]+[.M40])" office:value-type="float" office:value="0.219107243348158" calcext:value-type="float">
            <text:p>0.22</text:p>
          </table:table-cell>
          <table:table-cell table:style-name="ce211" table:formula="of:=([.N20]+[.N39]+[.N40])/([.N39]+[.N40])" office:value-type="float" office:value="0.564139449910051" calcext:value-type="float">
            <text:p>0.56</text:p>
          </table:table-cell>
          <table:table-cell table:style-name="ce211" table:formula="of:=([.O20]+[.O39]+[.O40])/([.O39]+[.O40])" office:value-type="float" office:value="-0.321485529686664" calcext:value-type="float">
            <text:p>-0.32</text:p>
          </table:table-cell>
          <table:table-cell table:style-name="ce186" office:value-type="string" calcext:value-type="string">
            <text:p>Debt service coverage</text:p>
          </table:table-cell>
          <table:table-cell table:style-name="ce211" table:formula="of:=([.Q20]+[.Q39]+[.Q40])/([.Q39]+[.Q40])" office:value-type="float" office:value="1.55222012729688" calcext:value-type="float">
            <text:p>1.55</text:p>
          </table:table-cell>
          <table:table-cell table:style-name="ce211" table:formula="of:=([.R20]+[.R39]+[.R40])/([.R39]+[.R40])" office:value-type="float" office:value="-2.58033065240345" calcext:value-type="float">
            <text:p>-2.58</text:p>
          </table:table-cell>
          <table:table-cell table:style-name="ce211" table:formula="of:=([.S20]+[.S39]+[.S40])/([.S39]+[.S40])" office:value-type="float" office:value="0.846888292298384" calcext:value-type="float">
            <text:p>0.85</text:p>
          </table:table-cell>
          <table:table-cell table:number-columns-repeated="16365"/>
        </table:table-row>
        <table:table-row table:style-name="ro1">
          <table:table-cell table:style-name="ce178" office:value-type="string" calcext:value-type="string">
            <text:p>Year Ending June 30th, </text:p>
          </table:table-cell>
          <table:table-cell table:style-name="ce205" office:value-type="string" calcext:value-type="string">
            <text:p>2006-2008</text:p>
          </table:table-cell>
          <table:table-cell table:style-name="ce205" office:value-type="float" office:value="2009" calcext:value-type="float">
            <text:p>2009</text:p>
          </table:table-cell>
          <table:table-cell table:style-name="ce205" office:value-type="float" office:value="2010" calcext:value-type="float">
            <text:p>2010</text:p>
          </table:table-cell>
          <table:table-cell table:style-name="ce205" office:value-type="float" office:value="2011" calcext:value-type="float">
            <text:p>2011</text:p>
          </table:table-cell>
          <table:table-cell table:style-name="ce178" office:value-type="string" calcext:value-type="string">
            <text:p>Year Ending June 30th, </text:p>
          </table:table-cell>
          <table:table-cell table:style-name="ce178" office:value-type="float" office:value="2012" calcext:value-type="float">
            <text:p>2012</text:p>
          </table:table-cell>
          <table:table-cell table:style-name="ce178" office:value-type="float" office:value="2013" calcext:value-type="float">
            <text:p>2013</text:p>
          </table:table-cell>
          <table:table-cell table:style-name="ce178" office:value-type="float" office:value="2014" calcext:value-type="float">
            <text:p>2014</text:p>
          </table:table-cell>
          <table:table-cell table:style-name="ce232" office:value-type="float" office:value="2015" calcext:value-type="float">
            <text:p>2015</text:p>
          </table:table-cell>
          <table:table-cell table:style-name="ce178" office:value-type="string" calcext:value-type="string">
            <text:p>Year Ending June 30th, </text:p>
          </table:table-cell>
          <table:table-cell table:style-name="ce232" office:value-type="float" office:value="2016" calcext:value-type="float">
            <text:p>2016</text:p>
          </table:table-cell>
          <table:table-cell table:style-name="ce232" office:value-type="float" office:value="2017" calcext:value-type="float">
            <text:p>2017</text:p>
          </table:table-cell>
          <table:table-cell table:style-name="ce232" office:value-type="float" office:value="2018" calcext:value-type="float">
            <text:p>2018</text:p>
          </table:table-cell>
          <table:table-cell table:style-name="ce232" office:value-type="float" office:value="2019" calcext:value-type="float">
            <text:p>2019</text:p>
          </table:table-cell>
          <table:table-cell table:style-name="ce178" office:value-type="string" calcext:value-type="string">
            <text:p>Year Ending June 30th, </text:p>
          </table:table-cell>
          <table:table-cell table:style-name="ce232" office:value-type="float" office:value="2020" calcext:value-type="float">
            <text:p>2020</text:p>
          </table:table-cell>
          <table:table-cell table:style-name="ce238" office:value-type="float" office:value="2021" calcext:value-type="float">
            <text:p>2021</text:p>
          </table:table-cell>
          <table:table-cell table:style-name="ce238" office:value-type="float" office:value="2022" calcext:value-type="float">
            <text:p>2022</text:p>
          </table:table-cell>
          <table:table-cell table:number-columns-repeated="16365"/>
        </table:table-row>
        <table:table-row table:style-name="ro1">
          <table:table-cell table:style-name="ce179" office:value-type="string" calcext:value-type="string">
            <text:p>Cash flows from investing activities</text:p>
          </table:table-cell>
          <table:table-cell table:style-name="ce212"/>
          <table:table-cell table:style-name="ce228"/>
          <table:table-cell table:style-name="ce212"/>
          <table:table-cell table:style-name="ce228"/>
          <table:table-cell table:style-name="ce179" office:value-type="string" calcext:value-type="string">
            <text:p>Cash flows from investing activities</text:p>
          </table:table-cell>
          <table:table-cell table:style-name="ce228" table:number-columns-repeated="4"/>
          <table:table-cell table:style-name="ce179" office:value-type="string" calcext:value-type="string">
            <text:p>Cash flows from investing activities</text:p>
          </table:table-cell>
          <table:table-cell table:style-name="ce228" table:number-columns-repeated="4"/>
          <table:table-cell table:style-name="ce179" office:value-type="string" calcext:value-type="string">
            <text:p>Cash flows from investing activities</text:p>
          </table:table-cell>
          <table:table-cell table:style-name="ce228" table:number-columns-repeated="2"/>
          <table:table-cell table:style-name="ce243"/>
          <table:table-cell table:style-name="ce129" table:number-columns-repeated="16365"/>
        </table:table-row>
        <table:table-row table:style-name="ro1">
          <table:table-cell table:style-name="ce181" office:value-type="string" calcext:value-type="string">
            <text:p><text:span text:style-name="T9">Proceeds from sale of property, plant, and equipment</text:span></text:p>
          </table:table-cell>
          <table:table-cell table:style-name="ce207" table:number-columns-repeated="4"/>
          <table:table-cell table:style-name="ce181" office:value-type="string" calcext:value-type="string">
            <text:p><text:span text:style-name="T9">Proceeds from sale of property, plant, and equipment</text:span></text:p>
          </table:table-cell>
          <table:table-cell table:style-name="ce219"/>
          <table:table-cell table:style-name="ce219" office:value-type="currency" office:currency="USD" office:value="1650071" calcext:value-type="currency">
            <text:p>$1,650,071</text:p>
          </table:table-cell>
          <table:table-cell table:style-name="ce219" office:value-type="currency" office:currency="USD" office:value="770000" calcext:value-type="currency">
            <text:p>$770,000</text:p>
          </table:table-cell>
          <table:table-cell table:style-name="ce219"/>
          <table:table-cell table:style-name="ce181" office:value-type="string" calcext:value-type="string">
            <text:p><text:span text:style-name="T9">Proceeds from sale of property, plant, and equipment</text:span></text:p>
          </table:table-cell>
          <table:table-cell table:style-name="ce219" office:value-type="currency" office:currency="USD" office:value="3611" calcext:value-type="currency">
            <text:p>$3,611</text:p>
          </table:table-cell>
          <table:table-cell table:style-name="ce219" table:number-columns-repeated="3"/>
          <table:table-cell table:style-name="ce181" office:value-type="string" calcext:value-type="string">
            <text:p><text:span text:style-name="T9">Proceeds from sale of property, plant, and equipment</text:span></text:p>
          </table:table-cell>
          <table:table-cell table:style-name="ce219"/>
          <table:table-cell table:style-name="ce231"/>
          <table:table-cell table:style-name="ce252" office:value-type="currency" office:currency="USD" office:value="1079193" calcext:value-type="currency">
            <text:p>$1,079,193</text:p>
          </table:table-cell>
          <table:table-cell table:number-columns-repeated="16365"/>
        </table:table-row>
        <table:table-row table:style-name="ro1">
          <table:table-cell table:style-name="ce181" office:value-type="string" calcext:value-type="string">
            <text:p>Proceeds from sale of stock</text:p>
          </table:table-cell>
          <table:table-cell table:style-name="ce207" table:number-columns-repeated="4"/>
          <table:table-cell table:style-name="ce181" office:value-type="string" calcext:value-type="string">
            <text:p>Proceeds from sale of stock</text:p>
          </table:table-cell>
          <table:table-cell table:style-name="ce219" table:number-columns-repeated="4"/>
          <table:table-cell table:style-name="ce181" office:value-type="string" calcext:value-type="string">
            <text:p>Proceeds from sale of stock</text:p>
          </table:table-cell>
          <table:table-cell table:style-name="ce219" office:value-type="currency" office:currency="USD" office:value="249350" calcext:value-type="currency">
            <text:p>$249,350</text:p>
          </table:table-cell>
          <table:table-cell table:style-name="ce219" table:number-columns-repeated="3"/>
          <table:table-cell table:style-name="ce181" office:value-type="string" calcext:value-type="string">
            <text:p>Proceeds from sale of stock</text:p>
          </table:table-cell>
          <table:table-cell table:style-name="ce219" table:number-columns-repeated="2"/>
          <table:table-cell table:style-name="ce253"/>
          <table:table-cell table:number-columns-repeated="16365"/>
        </table:table-row>
        <table:table-row table:style-name="ro1">
          <table:table-cell table:style-name="ce181" office:value-type="string" calcext:value-type="string">
            <text:p>Proceeds from note receivable</text:p>
          </table:table-cell>
          <table:table-cell table:style-name="ce207" table:number-columns-repeated="4"/>
          <table:table-cell table:style-name="ce181" office:value-type="string" calcext:value-type="string">
            <text:p>Proceeds from note receivable</text:p>
          </table:table-cell>
          <table:table-cell table:style-name="ce219" table:number-columns-repeated="4"/>
          <table:table-cell table:style-name="ce181" office:value-type="string" calcext:value-type="string">
            <text:p>Proceeds from note receivable</text:p>
          </table:table-cell>
          <table:table-cell table:style-name="ce219" table:number-columns-repeated="2"/>
          <table:table-cell table:style-name="ce219" office:value-type="currency" office:currency="USD" office:value="560000" calcext:value-type="currency">
            <text:p>$560,000</text:p>
          </table:table-cell>
          <table:table-cell table:style-name="ce219"/>
          <table:table-cell table:style-name="ce181" office:value-type="string" calcext:value-type="string">
            <text:p>Proceeds from note receivable</text:p>
          </table:table-cell>
          <table:table-cell table:style-name="ce219" table:number-columns-repeated="2"/>
          <table:table-cell table:style-name="ce253"/>
          <table:table-cell table:number-columns-repeated="16365"/>
        </table:table-row>
        <table:table-row table:style-name="ro1">
          <table:table-cell table:style-name="ce181" office:value-type="string" calcext:value-type="string">
            <text:p><text:span text:style-name="T9">Purchases of property, plant, and equipment</text:span></text:p>
          </table:table-cell>
          <table:table-cell table:style-name="ce207" office:value-type="currency" office:currency="USD" office:value="-4243089" calcext:value-type="currency">
            <text:p>-$4,243,089</text:p>
          </table:table-cell>
          <table:table-cell table:style-name="ce229" office:value-type="currency" office:currency="USD" office:value="-5729479" calcext:value-type="currency">
            <text:p>-$5,729,479</text:p>
          </table:table-cell>
          <table:table-cell table:style-name="ce207" office:value-type="currency" office:currency="USD" office:value="-6685221" calcext:value-type="currency">
            <text:p>-$6,685,221</text:p>
          </table:table-cell>
          <table:table-cell table:style-name="ce207" office:value-type="currency" office:currency="USD" office:value="-14287712" calcext:value-type="currency">
            <text:p>-$14,287,712</text:p>
          </table:table-cell>
          <table:table-cell table:style-name="ce181" office:value-type="string" calcext:value-type="string">
            <text:p><text:span text:style-name="T9">Purchases of property, plant, and equipment</text:span></text:p>
          </table:table-cell>
          <table:table-cell table:style-name="ce219" office:value-type="currency" office:currency="USD" office:value="-11133681" calcext:value-type="currency">
            <text:p>-$11,133,681</text:p>
          </table:table-cell>
          <table:table-cell table:style-name="ce219" office:value-type="currency" office:currency="USD" office:value="-9115145" calcext:value-type="currency">
            <text:p>-$9,115,145</text:p>
          </table:table-cell>
          <table:table-cell table:style-name="ce219" office:value-type="currency" office:currency="USD" office:value="-13206306" calcext:value-type="currency">
            <text:p>-$13,206,306</text:p>
          </table:table-cell>
          <table:table-cell table:style-name="ce219" office:value-type="currency" office:currency="USD" office:value="-11025976" calcext:value-type="currency">
            <text:p>-$11,025,976</text:p>
          </table:table-cell>
          <table:table-cell table:style-name="ce181" office:value-type="string" calcext:value-type="string">
            <text:p><text:span text:style-name="T9">Purchases of property, plant, and equipment</text:span></text:p>
          </table:table-cell>
          <table:table-cell table:style-name="ce219" office:value-type="currency" office:currency="USD" office:value="-26165647" calcext:value-type="currency">
            <text:p>-$26,165,647</text:p>
          </table:table-cell>
          <table:table-cell table:style-name="ce219" office:value-type="currency" office:currency="USD" office:value="-18766316" calcext:value-type="currency">
            <text:p>-$18,766,316</text:p>
          </table:table-cell>
          <table:table-cell table:style-name="ce219" office:value-type="currency" office:currency="USD" office:value="-6891872" calcext:value-type="currency">
            <text:p>-$6,891,872</text:p>
          </table:table-cell>
          <table:table-cell table:style-name="ce219" office:value-type="currency" office:currency="USD" office:value="-39946341" calcext:value-type="currency">
            <text:p>-$39,946,341</text:p>
          </table:table-cell>
          <table:table-cell table:style-name="ce181" office:value-type="string" calcext:value-type="string">
            <text:p><text:span text:style-name="T9">Purchases of property, plant, and equipment</text:span></text:p>
          </table:table-cell>
          <table:table-cell table:style-name="ce219" office:value-type="currency" office:currency="USD" office:value="-980966" calcext:value-type="currency">
            <text:p>-$980,966</text:p>
          </table:table-cell>
          <table:table-cell table:style-name="ce231" office:value-type="currency" office:currency="USD" office:value="-28891372" calcext:value-type="currency">
            <text:p>-$28,891,372</text:p>
          </table:table-cell>
          <table:table-cell table:style-name="ce252" office:value-type="currency" office:currency="USD" office:value="-1036008" calcext:value-type="currency">
            <text:p>-$1,036,008</text:p>
          </table:table-cell>
          <table:table-cell table:number-columns-repeated="16365"/>
        </table:table-row>
        <table:table-row table:style-name="ro1">
          <table:table-cell table:style-name="ce181" office:value-type="string" calcext:value-type="string">
            <text:p>Purchases of investment</text:p>
          </table:table-cell>
          <table:table-cell table:style-name="ce207"/>
          <table:table-cell table:style-name="ce207" office:value-type="currency" office:currency="USD" office:value="-1000001" calcext:value-type="currency">
            <text:p>-$1,000,001</text:p>
          </table:table-cell>
          <table:table-cell table:style-name="ce207" table:number-columns-repeated="2"/>
          <table:table-cell table:style-name="ce181" office:value-type="string" calcext:value-type="string">
            <text:p>Purchases of investment</text:p>
          </table:table-cell>
          <table:table-cell table:style-name="ce219" table:number-columns-repeated="4"/>
          <table:table-cell table:style-name="ce181" office:value-type="string" calcext:value-type="string">
            <text:p>Purchases of investment</text:p>
          </table:table-cell>
          <table:table-cell table:style-name="ce219" table:number-columns-repeated="4"/>
          <table:table-cell table:style-name="ce181" office:value-type="string" calcext:value-type="string">
            <text:p>Purchases of investment</text:p>
          </table:table-cell>
          <table:table-cell table:style-name="ce219"/>
          <table:table-cell table:style-name="ce231"/>
          <table:table-cell table:style-name="ce253"/>
          <table:table-cell table:number-columns-repeated="16365"/>
        </table:table-row>
        <table:table-row table:style-name="ro1">
          <table:table-cell table:style-name="ce181" office:value-type="string" calcext:value-type="string">
            <text:p>Net sales of investments</text:p>
          </table:table-cell>
          <table:table-cell table:style-name="ce207" table:number-columns-repeated="2"/>
          <table:table-cell table:style-name="ce207" office:value-type="currency" office:currency="USD" office:value="1000123" calcext:value-type="currency">
            <text:p>$1,000,123</text:p>
          </table:table-cell>
          <table:table-cell table:style-name="ce207"/>
          <table:table-cell table:style-name="ce181" office:value-type="string" calcext:value-type="string">
            <text:p>Net sales of investments</text:p>
          </table:table-cell>
          <table:table-cell table:style-name="ce219" table:number-columns-repeated="4"/>
          <table:table-cell table:style-name="ce181" office:value-type="string" calcext:value-type="string">
            <text:p>Net sales of investments</text:p>
          </table:table-cell>
          <table:table-cell table:style-name="ce219" table:number-columns-repeated="4"/>
          <table:table-cell table:style-name="ce181" office:value-type="string" calcext:value-type="string">
            <text:p>Net sales of investments</text:p>
          </table:table-cell>
          <table:table-cell table:style-name="ce219" table:number-columns-repeated="2"/>
          <table:table-cell table:style-name="ce253"/>
          <table:table-cell table:number-columns-repeated="16365"/>
        </table:table-row>
        <table:table-row table:style-name="ro1">
          <table:table-cell table:style-name="ce187" office:value-type="string" calcext:value-type="string">
            <text:p>Net cash used by investing activities</text:p>
          </table:table-cell>
          <table:table-cell table:style-name="ce213" table:formula="of:=SUM([.B26:.B31])" office:value-type="currency" office:currency="USD" office:value="-4243089" calcext:value-type="currency">
            <text:p>-$4,243,089</text:p>
          </table:table-cell>
          <table:table-cell table:style-name="ce213" table:formula="of:=SUM([.C26:.C31])" office:value-type="currency" office:currency="USD" office:value="-6729480" calcext:value-type="currency">
            <text:p>-$6,729,480</text:p>
          </table:table-cell>
          <table:table-cell table:style-name="ce213" table:formula="of:=SUM([.D26:.D31])" office:value-type="currency" office:currency="USD" office:value="-5685098" calcext:value-type="currency">
            <text:p>-$5,685,098</text:p>
          </table:table-cell>
          <table:table-cell table:style-name="ce213" table:formula="of:=SUM([.E26:.E31])" office:value-type="currency" office:currency="USD" office:value="-14287712" calcext:value-type="currency">
            <text:p>-$14,287,712</text:p>
          </table:table-cell>
          <table:table-cell table:style-name="ce187" office:value-type="string" calcext:value-type="string">
            <text:p>Net cash used by investing activities</text:p>
          </table:table-cell>
          <table:table-cell table:style-name="ce213" table:formula="of:=SUM([.G26:.G31])" office:value-type="currency" office:currency="USD" office:value="-11133681" calcext:value-type="currency">
            <text:p>-$11,133,681</text:p>
          </table:table-cell>
          <table:table-cell table:style-name="ce213" table:formula="of:=SUM([.H26:.H31])" office:value-type="currency" office:currency="USD" office:value="-7465074" calcext:value-type="currency">
            <text:p>-$7,465,074</text:p>
          </table:table-cell>
          <table:table-cell table:style-name="ce213" table:formula="of:=SUM([.I26:.I31])" office:value-type="currency" office:currency="USD" office:value="-12436306" calcext:value-type="currency">
            <text:p>-$12,436,306</text:p>
          </table:table-cell>
          <table:table-cell table:style-name="ce213" table:formula="of:=SUM([.J26:.J31])" office:value-type="currency" office:currency="USD" office:value="-11025976" calcext:value-type="currency">
            <text:p>-$11,025,976</text:p>
          </table:table-cell>
          <table:table-cell table:style-name="ce187" office:value-type="string" calcext:value-type="string">
            <text:p>Net cash used by investing activities</text:p>
          </table:table-cell>
          <table:table-cell table:style-name="ce213" table:formula="of:=SUM([.L26:.L31])" office:value-type="currency" office:currency="USD" office:value="-25912686" calcext:value-type="currency">
            <text:p>-$25,912,686</text:p>
          </table:table-cell>
          <table:table-cell table:style-name="ce234" table:formula="of:=SUM([.M26:.M31])" office:value-type="currency" office:currency="USD" office:value="-18766316" calcext:value-type="currency">
            <text:p>-$18,766,316</text:p>
          </table:table-cell>
          <table:table-cell table:style-name="ce234" table:formula="of:=SUM([.N26:.N31])" office:value-type="currency" office:currency="USD" office:value="-6331872" calcext:value-type="currency">
            <text:p>-$6,331,872</text:p>
          </table:table-cell>
          <table:table-cell table:style-name="ce234" table:formula="of:=SUM([.O26:.O31])" office:value-type="currency" office:currency="USD" office:value="-39946341" calcext:value-type="currency">
            <text:p>-$39,946,341</text:p>
          </table:table-cell>
          <table:table-cell table:style-name="ce187" office:value-type="string" calcext:value-type="string">
            <text:p>Net cash used by investing activities</text:p>
          </table:table-cell>
          <table:table-cell table:style-name="ce234" table:formula="of:=SUM([.Q26:.Q31])" office:value-type="currency" office:currency="USD" office:value="-980966" calcext:value-type="currency">
            <text:p>-$980,966</text:p>
          </table:table-cell>
          <table:table-cell table:style-name="ce234" table:formula="of:=SUM([.R26:.R31])" office:value-type="currency" office:currency="USD" office:value="-28891372" calcext:value-type="currency">
            <text:p>-$28,891,372</text:p>
          </table:table-cell>
          <table:table-cell table:style-name="ce254" table:formula="of:=SUM([.S26:.S31])" office:value-type="currency" office:currency="USD" office:value="43185" calcext:value-type="currency">
            <text:p>$43,185</text:p>
          </table:table-cell>
          <table:table-cell table:number-columns-repeated="16365"/>
        </table:table-row>
        <table:table-row table:style-name="ro1">
          <table:table-cell table:style-name="ce179" office:value-type="string" calcext:value-type="string">
            <text:p>Cash flows from financing activities</text:p>
          </table:table-cell>
          <table:table-cell table:style-name="ce214" table:number-columns-repeated="4"/>
          <table:table-cell table:style-name="ce179" office:value-type="string" calcext:value-type="string">
            <text:p>Cash flows from financing activities</text:p>
          </table:table-cell>
          <table:table-cell table:style-name="ce228" table:number-columns-repeated="4"/>
          <table:table-cell table:style-name="ce179" office:value-type="string" calcext:value-type="string">
            <text:p>Cash flows from financing activities</text:p>
          </table:table-cell>
          <table:table-cell table:style-name="ce228" table:number-columns-repeated="4"/>
          <table:table-cell table:style-name="ce179" office:value-type="string" calcext:value-type="string">
            <text:p>Cash flows from financing activities</text:p>
          </table:table-cell>
          <table:table-cell table:style-name="ce228" table:number-columns-repeated="2"/>
          <table:table-cell table:style-name="ce243"/>
          <table:table-cell table:style-name="ce129" table:number-columns-repeated="16365"/>
        </table:table-row>
        <table:table-row table:style-name="ro1">
          <table:table-cell table:style-name="ce180" office:value-type="string" calcext:value-type="string">
            <text:p>Intracompany loans</text:p>
          </table:table-cell>
          <table:table-cell table:style-name="ce207" table:number-columns-repeated="4"/>
          <table:table-cell table:style-name="ce180" office:value-type="string" calcext:value-type="string">
            <text:p>Intracompany loans</text:p>
          </table:table-cell>
          <table:table-cell table:style-name="ce219" table:number-columns-repeated="4"/>
          <table:table-cell table:style-name="ce180" office:value-type="string" calcext:value-type="string">
            <text:p>Intracompany loans</text:p>
          </table:table-cell>
          <table:table-cell table:number-columns-repeated="2" table:style-name="ce219" office:value-type="currency" office:currency="USD" office:value="-2244791" calcext:value-type="currency">
            <text:p>-$2,244,791</text:p>
          </table:table-cell>
          <table:table-cell table:style-name="ce219" office:value-type="currency" office:currency="USD" office:value="-750000" calcext:value-type="currency">
            <text:p>-$750,000</text:p>
          </table:table-cell>
          <table:table-cell table:style-name="ce219"/>
          <table:table-cell table:style-name="ce180" office:value-type="string" calcext:value-type="string">
            <text:p>Intracompany loans</text:p>
          </table:table-cell>
          <table:table-cell table:style-name="ce219"/>
          <table:table-cell table:style-name="ce219" office:value-type="currency" office:currency="USD" office:value="-19355" calcext:value-type="currency">
            <text:p>-$19,355</text:p>
          </table:table-cell>
          <table:table-cell table:style-name="ce253"/>
          <table:table-cell table:number-columns-repeated="16365"/>
        </table:table-row>
        <table:table-row table:style-name="ro1">
          <table:table-cell table:style-name="ce180" office:value-type="string" calcext:value-type="string">
            <text:p>Change in restricted cash</text:p>
          </table:table-cell>
          <table:table-cell table:style-name="ce207" table:number-columns-repeated="2"/>
          <table:table-cell table:style-name="ce207" office:value-type="currency" office:currency="USD" office:value="-40019" calcext:value-type="currency">
            <text:p>-$40,019</text:p>
          </table:table-cell>
          <table:table-cell table:style-name="ce207" office:value-type="currency" office:currency="USD" office:value="-869940" calcext:value-type="currency">
            <text:p>-$869,940</text:p>
          </table:table-cell>
          <table:table-cell table:style-name="ce180" office:value-type="string" calcext:value-type="string">
            <text:p>Change in restricted cash</text:p>
          </table:table-cell>
          <table:table-cell table:style-name="ce219" office:value-type="currency" office:currency="USD" office:value="-1017690" calcext:value-type="currency">
            <text:p>-$1,017,690</text:p>
          </table:table-cell>
          <table:table-cell table:style-name="ce219" office:value-type="currency" office:currency="USD" office:value="-3087080" calcext:value-type="currency">
            <text:p>-$3,087,080</text:p>
          </table:table-cell>
          <table:table-cell table:style-name="ce219" office:value-type="currency" office:currency="USD" office:value="-135150" calcext:value-type="currency">
            <text:p>-$135,150</text:p>
          </table:table-cell>
          <table:table-cell table:style-name="ce219" office:value-type="currency" office:currency="USD" office:value="13522" calcext:value-type="currency">
            <text:p>$13,522</text:p>
          </table:table-cell>
          <table:table-cell table:style-name="ce180" office:value-type="string" calcext:value-type="string">
            <text:p>Change in restricted cash</text:p>
          </table:table-cell>
          <table:table-cell table:style-name="ce219" office:value-type="currency" office:currency="USD" office:value="-2488573" calcext:value-type="currency">
            <text:p>-$2,488,573</text:p>
          </table:table-cell>
          <table:table-cell table:style-name="ce219" office:value-type="currency" office:currency="USD" office:value="-3009144" calcext:value-type="currency">
            <text:p>-$3,009,144</text:p>
          </table:table-cell>
          <table:table-cell table:style-name="ce219" office:value-type="currency" office:currency="USD" office:value="-699262" calcext:value-type="currency">
            <text:p>-$699,262</text:p>
          </table:table-cell>
          <table:table-cell table:style-name="ce219"/>
          <table:table-cell table:style-name="ce180" office:value-type="string" calcext:value-type="string">
            <text:p>Change in restricted cash</text:p>
          </table:table-cell>
          <table:table-cell table:style-name="ce219" table:number-columns-repeated="2"/>
          <table:table-cell table:style-name="ce253"/>
          <table:table-cell table:number-columns-repeated="16365"/>
        </table:table-row>
        <table:table-row table:style-name="ro1">
          <table:table-cell table:style-name="ce180" office:value-type="string" calcext:value-type="string">
            <text:p>Borrowings on notes payable</text:p>
          </table:table-cell>
          <table:table-cell table:style-name="ce207" office:value-type="currency" office:currency="USD" office:value="3849612" calcext:value-type="currency">
            <text:p>$3,849,612</text:p>
          </table:table-cell>
          <table:table-cell table:style-name="ce207" office:value-type="currency" office:currency="USD" office:value="14254483" calcext:value-type="currency">
            <text:p>$14,254,483</text:p>
          </table:table-cell>
          <table:table-cell table:style-name="ce207" office:value-type="currency" office:currency="USD" office:value="8286077" calcext:value-type="currency">
            <text:p>$8,286,077</text:p>
          </table:table-cell>
          <table:table-cell table:style-name="ce207" office:value-type="currency" office:currency="USD" office:value="13561059" calcext:value-type="currency">
            <text:p>$13,561,059</text:p>
          </table:table-cell>
          <table:table-cell table:style-name="ce180" office:value-type="string" calcext:value-type="string">
            <text:p>Borrowings on notes payable</text:p>
          </table:table-cell>
          <table:table-cell table:style-name="ce219" office:value-type="currency" office:currency="USD" office:value="16326366" calcext:value-type="currency">
            <text:p>$16,326,366</text:p>
          </table:table-cell>
          <table:table-cell table:style-name="ce219" office:value-type="currency" office:currency="USD" office:value="19025730" calcext:value-type="currency">
            <text:p>$19,025,730</text:p>
          </table:table-cell>
          <table:table-cell table:style-name="ce219" office:value-type="currency" office:currency="USD" office:value="47916624" calcext:value-type="currency">
            <text:p>$47,916,624</text:p>
          </table:table-cell>
          <table:table-cell table:style-name="ce219" office:value-type="currency" office:currency="USD" office:value="400000" calcext:value-type="currency">
            <text:p>$400,000</text:p>
          </table:table-cell>
          <table:table-cell table:style-name="ce180" office:value-type="string" calcext:value-type="string">
            <text:p>Borrowings on notes payable</text:p>
          </table:table-cell>
          <table:table-cell table:style-name="ce219" office:value-type="currency" office:currency="USD" office:value="41539443" calcext:value-type="currency">
            <text:p>$41,539,443</text:p>
          </table:table-cell>
          <table:table-cell table:style-name="ce219" office:value-type="currency" office:currency="USD" office:value="44837264" calcext:value-type="currency">
            <text:p>$44,837,264</text:p>
          </table:table-cell>
          <table:table-cell table:style-name="ce219" office:value-type="currency" office:currency="USD" office:value="17060412" calcext:value-type="currency">
            <text:p>$17,060,412</text:p>
          </table:table-cell>
          <table:table-cell table:style-name="ce219" office:value-type="currency" office:currency="USD" office:value="36081955" calcext:value-type="currency">
            <text:p>$36,081,955</text:p>
          </table:table-cell>
          <table:table-cell table:style-name="ce180" office:value-type="string" calcext:value-type="string">
            <text:p>Borrowings on notes payable</text:p>
          </table:table-cell>
          <table:table-cell table:style-name="ce219" office:value-type="currency" office:currency="USD" office:value="8387635" calcext:value-type="currency">
            <text:p>$8,387,635</text:p>
          </table:table-cell>
          <table:table-cell table:style-name="ce231" office:value-type="currency" office:currency="USD" office:value="32711734" calcext:value-type="currency">
            <text:p>$32,711,734</text:p>
          </table:table-cell>
          <table:table-cell table:style-name="ce253" office:value-type="currency" office:currency="USD" office:value="43704197" calcext:value-type="currency">
            <text:p>$43,704,197</text:p>
          </table:table-cell>
          <table:table-cell table:number-columns-repeated="16365"/>
        </table:table-row>
        <table:table-row table:style-name="ro1">
          <table:table-cell table:style-name="ce180" office:value-type="string" calcext:value-type="string">
            <text:p>Borrowings on line of credit</text:p>
          </table:table-cell>
          <table:table-cell table:style-name="ce207" office:value-type="currency" office:currency="USD" office:value="752042" calcext:value-type="currency">
            <text:p>$752,042</text:p>
          </table:table-cell>
          <table:table-cell table:style-name="ce207" office:value-type="currency" office:currency="USD" office:value="435000" calcext:value-type="currency">
            <text:p>$435,000</text:p>
          </table:table-cell>
          <table:table-cell table:style-name="ce207" table:number-columns-repeated="2"/>
          <table:table-cell table:style-name="ce180" office:value-type="string" calcext:value-type="string">
            <text:p>Borrowings on line of credit</text:p>
          </table:table-cell>
          <table:table-cell table:style-name="ce219" table:number-columns-repeated="4"/>
          <table:table-cell table:style-name="ce180" office:value-type="string" calcext:value-type="string">
            <text:p>Borrowings on line of credit</text:p>
          </table:table-cell>
          <table:table-cell table:style-name="ce219" table:number-columns-repeated="4"/>
          <table:table-cell table:style-name="ce180" office:value-type="string" calcext:value-type="string">
            <text:p>Borrowings on line of credit</text:p>
          </table:table-cell>
          <table:table-cell table:style-name="ce219" table:number-columns-repeated="2"/>
          <table:table-cell table:style-name="ce253"/>
          <table:table-cell table:number-columns-repeated="16365"/>
        </table:table-row>
        <table:table-row table:style-name="ro1">
          <table:table-cell table:style-name="ce180" office:value-type="string" calcext:value-type="string">
            <text:p>Change in line of credit</text:p>
          </table:table-cell>
          <table:table-cell table:style-name="ce207" table:number-columns-repeated="4"/>
          <table:table-cell table:style-name="ce180" office:value-type="string" calcext:value-type="string">
            <text:p>Change in line of credit</text:p>
          </table:table-cell>
          <table:table-cell table:style-name="ce219" office:value-type="currency" office:currency="USD" office:value="1000000" calcext:value-type="currency">
            <text:p>$1,000,000</text:p>
          </table:table-cell>
          <table:table-cell table:style-name="ce219" office:value-type="currency" office:currency="USD" office:value="-1000000" calcext:value-type="currency">
            <text:p>-$1,000,000</text:p>
          </table:table-cell>
          <table:table-cell table:style-name="ce219" table:number-columns-repeated="2"/>
          <table:table-cell table:style-name="ce180" office:value-type="string" calcext:value-type="string">
            <text:p>Change in line of credit</text:p>
          </table:table-cell>
          <table:table-cell table:style-name="ce219" table:number-columns-repeated="4"/>
          <table:table-cell table:style-name="ce180" office:value-type="string" calcext:value-type="string">
            <text:p>Change in line of credit</text:p>
          </table:table-cell>
          <table:table-cell table:style-name="ce219" table:number-columns-repeated="2"/>
          <table:table-cell table:style-name="ce253"/>
          <table:table-cell table:number-columns-repeated="16365"/>
        </table:table-row>
        <table:table-row table:style-name="ro1">
          <table:table-cell table:style-name="ce180" office:value-type="string" calcext:value-type="string">
            <text:p>Payments on lines of credit</text:p>
          </table:table-cell>
          <table:table-cell table:style-name="ce207" office:value-type="currency" office:currency="USD" office:value="-752042" calcext:value-type="currency">
            <text:p>-$752,042</text:p>
          </table:table-cell>
          <table:table-cell table:style-name="ce207" office:value-type="currency" office:currency="USD" office:value="-435000" calcext:value-type="currency">
            <text:p>-$435,000</text:p>
          </table:table-cell>
          <table:table-cell table:style-name="ce207" table:number-columns-repeated="2"/>
          <table:table-cell table:style-name="ce180" office:value-type="string" calcext:value-type="string">
            <text:p>Payments on lines of credit</text:p>
          </table:table-cell>
          <table:table-cell table:style-name="ce219" table:number-columns-repeated="4"/>
          <table:table-cell table:style-name="ce180" office:value-type="string" calcext:value-type="string">
            <text:p>Payments on lines of credit</text:p>
          </table:table-cell>
          <table:table-cell table:style-name="ce219"/>
          <table:table-cell table:style-name="ce219" office:value-type="currency" office:currency="USD" office:value="-9700583" calcext:value-type="currency">
            <text:p>-$9,700,583</text:p>
          </table:table-cell>
          <table:table-cell table:style-name="ce219" table:number-columns-repeated="2"/>
          <table:table-cell table:style-name="ce180" office:value-type="string" calcext:value-type="string">
            <text:p>Payments on lines of credit</text:p>
          </table:table-cell>
          <table:table-cell table:style-name="ce219" table:number-columns-repeated="2"/>
          <table:table-cell table:style-name="ce253"/>
          <table:table-cell table:number-columns-repeated="16365"/>
        </table:table-row>
        <table:table-row table:style-name="ro1">
          <table:table-cell table:style-name="ce180" office:value-type="string" calcext:value-type="string">
            <text:p>Principal payments on notes payable</text:p>
          </table:table-cell>
          <table:table-cell table:style-name="ce207"/>
          <table:table-cell table:style-name="ce207" office:value-type="currency" office:currency="USD" office:value="-2907537" calcext:value-type="currency">
            <text:p>-$2,907,537</text:p>
          </table:table-cell>
          <table:table-cell table:style-name="ce207" office:value-type="currency" office:currency="USD" office:value="-366667" calcext:value-type="currency">
            <text:p>-$366,667</text:p>
          </table:table-cell>
          <table:table-cell table:style-name="ce207" office:value-type="currency" office:currency="USD" office:value="-236428" calcext:value-type="currency">
            <text:p>-$236,428</text:p>
          </table:table-cell>
          <table:table-cell table:style-name="ce180" office:value-type="string" calcext:value-type="string">
            <text:p>Principal payments on notes payable</text:p>
          </table:table-cell>
          <table:table-cell table:style-name="ce219" office:value-type="currency" office:currency="USD" office:value="-5494391" calcext:value-type="currency">
            <text:p>-$5,494,391</text:p>
          </table:table-cell>
          <table:table-cell table:style-name="ce219" office:value-type="currency" office:currency="USD" office:value="-5775334" calcext:value-type="currency">
            <text:p>-$5,775,334</text:p>
          </table:table-cell>
          <table:table-cell table:style-name="ce219" office:value-type="currency" office:currency="USD" office:value="-16114463" calcext:value-type="currency">
            <text:p>-$16,114,463</text:p>
          </table:table-cell>
          <table:table-cell table:style-name="ce219" office:value-type="currency" office:currency="USD" office:value="-15734216" calcext:value-type="currency">
            <text:p>-$15,734,216</text:p>
          </table:table-cell>
          <table:table-cell table:style-name="ce180" office:value-type="string" calcext:value-type="string">
            <text:p>Principal payments on notes payable</text:p>
          </table:table-cell>
          <table:table-cell table:style-name="ce219" office:value-type="currency" office:currency="USD" office:value="-12471695" calcext:value-type="currency">
            <text:p>-$12,471,695</text:p>
          </table:table-cell>
          <table:table-cell table:style-name="ce219"/>
          <table:table-cell table:style-name="ce219" office:value-type="currency" office:currency="USD" office:value="-24321077" calcext:value-type="currency">
            <text:p>-$24,321,077</text:p>
          </table:table-cell>
          <table:table-cell table:style-name="ce219" office:value-type="currency" office:currency="USD" office:value="-2841680" calcext:value-type="currency">
            <text:p>-$2,841,680</text:p>
          </table:table-cell>
          <table:table-cell table:style-name="ce180" office:value-type="string" calcext:value-type="string">
            <text:p>Principal payments on notes payable</text:p>
          </table:table-cell>
          <table:table-cell table:style-name="ce219" office:value-type="currency" office:currency="USD" office:value="-3646908" calcext:value-type="currency">
            <text:p>-$3,646,908</text:p>
          </table:table-cell>
          <table:table-cell table:style-name="ce219" office:value-type="currency" office:currency="USD" office:value="-3547774" calcext:value-type="currency">
            <text:p>-$3,547,774</text:p>
          </table:table-cell>
          <table:table-cell table:style-name="ce252" office:value-type="currency" office:currency="USD" office:value="-55749388" calcext:value-type="currency">
            <text:p>-$55,749,388</text:p>
          </table:table-cell>
          <table:table-cell table:number-columns-repeated="16365"/>
        </table:table-row>
        <table:table-row table:style-name="ro1">
          <table:table-cell table:style-name="ce188" office:value-type="string" calcext:value-type="string">
            <text:p><text:span text:style-name="T9">Net cash provided (used) by financing activities</text:span></text:p>
          </table:table-cell>
          <table:table-cell table:style-name="ce215" table:formula="of:=SUM([.B34:.B40])" office:value-type="currency" office:currency="USD" office:value="3849612" calcext:value-type="currency">
            <text:p>$3,849,612</text:p>
          </table:table-cell>
          <table:table-cell table:style-name="ce215" table:formula="of:=SUM([.C34:.C40])" office:value-type="currency" office:currency="USD" office:value="11346946" calcext:value-type="currency">
            <text:p>$11,346,946</text:p>
          </table:table-cell>
          <table:table-cell table:style-name="ce215" table:formula="of:=SUM([.D34:.D40])" office:value-type="currency" office:currency="USD" office:value="7879391" calcext:value-type="currency">
            <text:p>$7,879,391</text:p>
          </table:table-cell>
          <table:table-cell table:style-name="ce215" table:formula="of:=SUM([.E34:.E40])" office:value-type="currency" office:currency="USD" office:value="12454691" calcext:value-type="currency">
            <text:p>$12,454,691</text:p>
          </table:table-cell>
          <table:table-cell table:style-name="ce188" office:value-type="string" calcext:value-type="string">
            <text:p><text:span text:style-name="T9">Net cash provided (used) by financing activities</text:span></text:p>
          </table:table-cell>
          <table:table-cell table:style-name="ce215" table:formula="of:=SUM([.G34:.G40])" office:value-type="currency" office:currency="USD" office:value="10814285" calcext:value-type="currency">
            <text:p>$10,814,285</text:p>
          </table:table-cell>
          <table:table-cell table:style-name="ce215" table:formula="of:=SUM([.H34:.H40])" office:value-type="currency" office:currency="USD" office:value="9163316" calcext:value-type="currency">
            <text:p>$9,163,316</text:p>
          </table:table-cell>
          <table:table-cell table:style-name="ce215" table:formula="of:=SUM([.I34:.I40])" office:value-type="currency" office:currency="USD" office:value="31667011" calcext:value-type="currency">
            <text:p>$31,667,011</text:p>
          </table:table-cell>
          <table:table-cell table:style-name="ce215" table:formula="of:=SUM([.J34:.J40])" office:value-type="currency" office:currency="USD" office:value="-15320694" calcext:value-type="currency">
            <text:p>-$15,320,694</text:p>
          </table:table-cell>
          <table:table-cell table:style-name="ce188" office:value-type="string" calcext:value-type="string">
            <text:p><text:span text:style-name="T9">Net cash provided (used) by financing activities</text:span></text:p>
          </table:table-cell>
          <table:table-cell table:style-name="ce215" table:formula="of:=SUM([.L34:.L40])" office:value-type="currency" office:currency="USD" office:value="24334384" calcext:value-type="currency">
            <text:p>$24,334,384</text:p>
          </table:table-cell>
          <table:table-cell table:style-name="ce215" table:formula="of:=SUM([.M34:.M40])" office:value-type="currency" office:currency="USD" office:value="29882746" calcext:value-type="currency">
            <text:p>$29,882,746</text:p>
          </table:table-cell>
          <table:table-cell table:style-name="ce215" table:formula="of:=SUM([.N34:.N40])" office:value-type="currency" office:currency="USD" office:value="-8709927" calcext:value-type="currency">
            <text:p>-$8,709,927</text:p>
          </table:table-cell>
          <table:table-cell table:style-name="ce215" table:formula="of:=SUM([.O34:.O40])" office:value-type="currency" office:currency="USD" office:value="33240275" calcext:value-type="currency">
            <text:p>$33,240,275</text:p>
          </table:table-cell>
          <table:table-cell table:style-name="ce188" office:value-type="string" calcext:value-type="string">
            <text:p><text:span text:style-name="T9">Net cash provided (used) by financing activities</text:span></text:p>
          </table:table-cell>
          <table:table-cell table:style-name="ce215" table:formula="of:=SUM([.Q34:.Q40])" office:value-type="currency" office:currency="USD" office:value="4740727" calcext:value-type="currency">
            <text:p>$4,740,727</text:p>
          </table:table-cell>
          <table:table-cell table:style-name="ce215" table:formula="of:=SUM([.R34:.R40])" office:value-type="currency" office:currency="USD" office:value="29144605" calcext:value-type="currency">
            <text:p>$29,144,605</text:p>
          </table:table-cell>
          <table:table-cell table:style-name="ce255" table:formula="of:=SUM([.S34:.S40])" office:value-type="currency" office:currency="USD" office:value="-12045191" calcext:value-type="currency">
            <text:p>-$12,045,191</text:p>
          </table:table-cell>
          <table:table-cell table:number-columns-repeated="16365"/>
        </table:table-row>
        <table:table-row table:style-name="ro1">
          <table:table-cell table:style-name="ce189"/>
          <table:table-cell table:style-name="ce216" table:number-columns-repeated="4"/>
          <table:table-cell table:style-name="ce189"/>
          <table:table-cell table:style-name="ce216" table:number-columns-repeated="4"/>
          <table:table-cell table:style-name="ce189"/>
          <table:table-cell table:style-name="ce216" table:number-columns-repeated="4"/>
          <table:table-cell table:style-name="ce189"/>
          <table:table-cell table:style-name="ce216" table:number-columns-repeated="2"/>
          <table:table-cell table:style-name="ce256"/>
        </table:table-row>
        <table:table-row table:style-name="ro3">
          <table:table-cell table:style-name="ce190" office:value-type="string" calcext:value-type="string">
            <text:p><text:span text:style-name="T10">Net increase in cash, cash equivalents and restricted cash</text:span></text:p>
          </table:table-cell>
          <table:table-cell table:style-name="ce217" table:formula="of:=SUM([.B20];[.B32];[.B41];)" office:value-type="currency" office:currency="USD" office:value="1320" calcext:value-type="currency">
            <text:p>$1,320</text:p>
          </table:table-cell>
          <table:table-cell table:style-name="ce217" table:formula="of:=SUM([.C20];[.C32];[.C41];)" office:value-type="currency" office:currency="USD" office:value="4614469" calcext:value-type="currency">
            <text:p>$4,614,469</text:p>
          </table:table-cell>
          <table:table-cell table:style-name="ce217" office:value-type="currency" office:currency="USD" office:value="2385308" calcext:value-type="currency">
            <text:p>$2,385,308</text:p>
          </table:table-cell>
          <table:table-cell table:style-name="ce217" table:formula="of:=SUM([.E20];[.E32];[.E41];)" office:value-type="currency" office:currency="USD" office:value="2368018" calcext:value-type="currency">
            <text:p>$2,368,018</text:p>
          </table:table-cell>
          <table:table-cell table:style-name="ce190" office:value-type="string" calcext:value-type="string">
            <text:p><text:span text:style-name="T10">Net increase in cash, cash equivalents and restricted cash</text:span></text:p>
          </table:table-cell>
          <table:table-cell table:style-name="ce217" table:formula="of:=SUM([.G20];[.G32];[.G41];)" office:value-type="currency" office:currency="USD" office:value="-196233" calcext:value-type="currency">
            <text:p>-$196,233</text:p>
          </table:table-cell>
          <table:table-cell table:style-name="ce217" table:formula="of:=SUM([.H20];[.H32];[.H41];)" office:value-type="currency" office:currency="USD" office:value="5145073" calcext:value-type="currency">
            <text:p>$5,145,073</text:p>
          </table:table-cell>
          <table:table-cell table:style-name="ce217" table:formula="of:=SUM([.I20];[.I32];[.I41];)" office:value-type="currency" office:currency="USD" office:value="18740950" calcext:value-type="currency">
            <text:p>$18,740,950</text:p>
          </table:table-cell>
          <table:table-cell table:style-name="ce217" table:formula="of:=SUM([.J20];[.J32];[.J41];)" office:value-type="currency" office:currency="USD" office:value="-16986274" calcext:value-type="currency">
            <text:p>-$16,986,274</text:p>
          </table:table-cell>
          <table:table-cell table:style-name="ce190" office:value-type="string" calcext:value-type="string">
            <text:p><text:span text:style-name="T10">Net increase in cash, cash equivalents and restricted cash</text:span></text:p>
          </table:table-cell>
          <table:table-cell table:style-name="ce217" table:formula="of:=SUM([.L20];[.L32];[.L41];)" office:value-type="currency" office:currency="USD" office:value="8501001" calcext:value-type="currency">
            <text:p>$8,501,001</text:p>
          </table:table-cell>
          <table:table-cell table:style-name="ce217" table:formula="of:=SUM([.M20];[.M32];[.M41];)" office:value-type="currency" office:currency="USD" office:value="18691545" calcext:value-type="currency">
            <text:p>$18,691,545</text:p>
          </table:table-cell>
          <table:table-cell table:style-name="ce217" table:formula="of:=SUM([.N20];[.N32];[.N41];)" office:value-type="currency" office:currency="USD" office:value="-4441201" calcext:value-type="currency">
            <text:p>-$4,441,201</text:p>
          </table:table-cell>
          <table:table-cell table:style-name="ce217" table:formula="of:=SUM([.O20];[.O32];[.O41];)" office:value-type="currency" office:currency="USD" office:value="-2950827" calcext:value-type="currency">
            <text:p>-$2,950,827</text:p>
          </table:table-cell>
          <table:table-cell table:style-name="ce190" office:value-type="string" calcext:value-type="string">
            <text:p><text:span text:style-name="T10">Net increase in cash, cash equivalents and restricted cash</text:span></text:p>
          </table:table-cell>
          <table:table-cell table:style-name="ce217" table:formula="of:=SUM([.Q20];[.Q32];[.Q41];)" office:value-type="currency" office:currency="USD" office:value="1745865" calcext:value-type="currency">
            <text:p>$1,745,865</text:p>
          </table:table-cell>
          <table:table-cell table:style-name="ce217" table:formula="of:=SUM([.R20];[.R32];[.R41];)" office:value-type="currency" office:currency="USD" office:value="12955437" calcext:value-type="currency">
            <text:p>$12,955,437</text:p>
          </table:table-cell>
          <table:table-cell table:style-name="ce217" table:formula="of:=SUM([.S20];[.S32];[.S41];)" office:value-type="currency" office:currency="USD" office:value="-3466122" calcext:value-type="currency">
            <text:p>-$3,466,122</text:p>
          </table:table-cell>
          <table:table-cell table:number-columns-repeated="16365"/>
        </table:table-row>
        <table:table-row table:style-name="ro1">
          <table:table-cell table:style-name="ce178" office:value-type="string" calcext:value-type="string">
            <text:p>Year Ending June 30th, </text:p>
          </table:table-cell>
          <table:table-cell table:style-name="ce205" office:value-type="string" calcext:value-type="string">
            <text:p>2006-2008</text:p>
          </table:table-cell>
          <table:table-cell table:style-name="ce205" office:value-type="float" office:value="2009" calcext:value-type="float">
            <text:p>2009</text:p>
          </table:table-cell>
          <table:table-cell table:style-name="ce205" office:value-type="float" office:value="2010" calcext:value-type="float">
            <text:p>2010</text:p>
          </table:table-cell>
          <table:table-cell table:style-name="ce205" office:value-type="float" office:value="2011" calcext:value-type="float">
            <text:p>2011</text:p>
          </table:table-cell>
          <table:table-cell table:style-name="ce178" office:value-type="string" calcext:value-type="string">
            <text:p>imqT4YvcyY67KtlX</text:p>
          </table:table-cell>
          <table:table-cell table:style-name="ce178" office:value-type="float" office:value="2012" calcext:value-type="float">
            <text:p>2012</text:p>
          </table:table-cell>
          <table:table-cell table:style-name="ce178" office:value-type="float" office:value="2013" calcext:value-type="float">
            <text:p>2013</text:p>
          </table:table-cell>
          <table:table-cell table:style-name="ce178" office:value-type="float" office:value="2014" calcext:value-type="float">
            <text:p>2014</text:p>
          </table:table-cell>
          <table:table-cell table:style-name="ce232" office:value-type="float" office:value="2015" calcext:value-type="float">
            <text:p>2015</text:p>
          </table:table-cell>
          <table:table-cell table:style-name="ce178" office:value-type="string" calcext:value-type="string">
            <text:p>Year Ending June 30th, </text:p>
          </table:table-cell>
          <table:table-cell table:style-name="ce232" office:value-type="float" office:value="2016" calcext:value-type="float">
            <text:p>2016</text:p>
          </table:table-cell>
          <table:table-cell table:style-name="ce232" office:value-type="float" office:value="2017" calcext:value-type="float">
            <text:p>2017</text:p>
          </table:table-cell>
          <table:table-cell table:style-name="ce232" office:value-type="float" office:value="2018" calcext:value-type="float">
            <text:p>2018</text:p>
          </table:table-cell>
          <table:table-cell table:style-name="ce232" office:value-type="float" office:value="2019" calcext:value-type="float">
            <text:p>2019</text:p>
          </table:table-cell>
          <table:table-cell table:style-name="ce178" office:value-type="string" calcext:value-type="string">
            <text:p>Year Ending June 30th, </text:p>
          </table:table-cell>
          <table:table-cell table:style-name="ce232" office:value-type="float" office:value="2020" calcext:value-type="float">
            <text:p>2020</text:p>
          </table:table-cell>
          <table:table-cell table:style-name="ce238" office:value-type="float" office:value="2021" calcext:value-type="float">
            <text:p>2021</text:p>
          </table:table-cell>
          <table:table-cell table:style-name="ce238" office:value-type="float" office:value="2022" calcext:value-type="float">
            <text:p>2022</text:p>
          </table:table-cell>
          <table:table-cell table:number-columns-repeated="16365"/>
        </table:table-row>
        <table:table-row table:style-name="ro1">
          <table:table-cell table:style-name="ce191" office:value-type="string" calcext:value-type="string">
            <text:p><text:span text:style-name="T11">Cash and cash equivalents , beginning of year</text:span></text:p>
          </table:table-cell>
          <table:table-cell table:style-name="ce218" office:value-type="currency" office:currency="USD" office:value="0" calcext:value-type="currency">
            <text:p>$0</text:p>
          </table:table-cell>
          <table:table-cell table:style-name="ce218" office:value-type="currency" office:currency="USD" office:value="1320" calcext:value-type="currency">
            <text:p>$1,320</text:p>
          </table:table-cell>
          <table:table-cell table:style-name="ce218" table:formula="of:=[.C48]" office:value-type="currency" office:currency="USD" office:value="4615789" calcext:value-type="currency">
            <text:p>$4,615,789</text:p>
          </table:table-cell>
          <table:table-cell table:style-name="ce218" table:formula="of:=[.D48]" office:value-type="currency" office:currency="USD" office:value="7001097" calcext:value-type="currency">
            <text:p>$7,001,097</text:p>
          </table:table-cell>
          <table:table-cell table:style-name="ce191" office:value-type="string" calcext:value-type="string">
            <text:p><text:span text:style-name="T11">Cash and cash equivalents , beginning of year</text:span></text:p>
          </table:table-cell>
          <table:table-cell table:style-name="ce218" table:formula="of:=[.E48]" office:value-type="currency" office:currency="USD" office:value="9369115" calcext:value-type="currency">
            <text:p>$9,369,115</text:p>
          </table:table-cell>
          <table:table-cell table:style-name="ce218" table:formula="of:=[.G48]" office:value-type="currency" office:currency="USD" office:value="9172882" calcext:value-type="currency">
            <text:p>$9,172,882</text:p>
          </table:table-cell>
          <table:table-cell table:style-name="ce218" table:formula="of:=[.H48]" office:value-type="currency" office:currency="USD" office:value="14317955" calcext:value-type="currency">
            <text:p>$14,317,955</text:p>
          </table:table-cell>
          <table:table-cell table:style-name="ce218" table:formula="of:=[.I48]" office:value-type="currency" office:currency="USD" office:value="33058905" calcext:value-type="currency">
            <text:p>$33,058,905</text:p>
          </table:table-cell>
          <table:table-cell table:style-name="ce191" office:value-type="string" calcext:value-type="string">
            <text:p><text:span text:style-name="T11">Cash and cash equivalents , beginning of year</text:span></text:p>
          </table:table-cell>
          <table:table-cell table:style-name="ce218" table:formula="of:=[.J48]" office:value-type="currency" office:currency="USD" office:value="16072631" calcext:value-type="currency">
            <text:p>$16,072,631</text:p>
          </table:table-cell>
          <table:table-cell table:style-name="ce218" table:formula="of:=[.L48]" office:value-type="currency" office:currency="USD" office:value="24573632" calcext:value-type="currency">
            <text:p>$24,573,632</text:p>
          </table:table-cell>
          <table:table-cell table:style-name="ce235" table:formula="of:=[.M48]" office:value-type="currency" office:currency="USD" office:value="43265177" calcext:value-type="currency">
            <text:p>$43,265,177</text:p>
          </table:table-cell>
          <table:table-cell table:style-name="ce235" table:formula="of:=[.N48]" office:value-type="currency" office:currency="USD" office:value="38823976" calcext:value-type="currency">
            <text:p>$38,823,976</text:p>
          </table:table-cell>
          <table:table-cell table:style-name="ce191" office:value-type="string" calcext:value-type="string">
            <text:p><text:span text:style-name="T11">Cash and cash equivalents , beginning of year</text:span></text:p>
          </table:table-cell>
          <table:table-cell table:style-name="ce235" table:formula="of:=[.O48]" office:value-type="currency" office:currency="USD" office:value="47017484" calcext:value-type="currency">
            <text:p>$47,017,484</text:p>
          </table:table-cell>
          <table:table-cell table:style-name="ce235" table:formula="of:=[.Q48]" office:value-type="currency" office:currency="USD" office:value="48763349" calcext:value-type="currency">
            <text:p>$48,763,349</text:p>
          </table:table-cell>
          <table:table-cell table:style-name="ce235" table:formula="of:=[.R48]" office:value-type="currency" office:currency="USD" office:value="61720807" calcext:value-type="currency">
            <text:p>$61,720,807</text:p>
          </table:table-cell>
          <table:table-cell table:style-name="ce45" table:number-columns-repeated="16365"/>
        </table:table-row>
        <table:table-row table:style-name="ro1">
          <table:table-cell table:style-name="ce192" office:value-type="string" calcext:value-type="string">
            <text:p>Cash, and cash equivalents</text:p>
          </table:table-cell>
          <table:table-cell table:style-name="ce219" table:number-columns-repeated="4"/>
          <table:table-cell table:style-name="ce192" office:value-type="string" calcext:value-type="string">
            <text:p>Cash, and cash equivalents</text:p>
          </table:table-cell>
          <table:table-cell table:style-name="ce219" table:number-columns-repeated="4"/>
          <table:table-cell table:style-name="ce192" office:value-type="string" calcext:value-type="string">
            <text:p>Cash, and cash equivalents</text:p>
          </table:table-cell>
          <table:table-cell table:style-name="ce219" table:number-columns-repeated="3"/>
          <table:table-cell table:style-name="ce237" office:value-type="currency" office:currency="USD" office:value="34519662" calcext:value-type="currency">
            <text:p>$34,519,662</text:p>
          </table:table-cell>
          <table:table-cell table:style-name="ce192" office:value-type="string" calcext:value-type="string">
            <text:p>Cash, and cash equivalents</text:p>
          </table:table-cell>
          <table:table-cell table:style-name="ce219" office:value-type="currency" office:currency="USD" office:value="36215753" calcext:value-type="currency">
            <text:p>$36,215,753</text:p>
          </table:table-cell>
          <table:table-cell table:style-name="ce219" office:value-type="currency" office:currency="USD" office:value="47620276" calcext:value-type="currency">
            <text:p>$47,620,276</text:p>
          </table:table-cell>
          <table:table-cell table:style-name="ce253" office:value-type="currency" office:currency="USD" office:value="48532010" calcext:value-type="currency">
            <text:p>$48,532,010</text:p>
          </table:table-cell>
          <table:table-cell table:number-columns-repeated="16365"/>
        </table:table-row>
        <table:table-row table:style-name="ro1">
          <table:table-cell table:style-name="ce192" office:value-type="string" calcext:value-type="string">
            <text:p>Restricted cash</text:p>
          </table:table-cell>
          <table:table-cell table:style-name="ce219" table:number-columns-repeated="4"/>
          <table:table-cell table:style-name="ce192" office:value-type="string" calcext:value-type="string">
            <text:p>Restricted cash</text:p>
          </table:table-cell>
          <table:table-cell table:style-name="ce219" table:number-columns-repeated="4"/>
          <table:table-cell table:style-name="ce192" office:value-type="string" calcext:value-type="string">
            <text:p>Restricted cash</text:p>
          </table:table-cell>
          <table:table-cell table:style-name="ce219" table:number-columns-repeated="3"/>
          <table:table-cell table:style-name="ce237" office:value-type="currency" office:currency="USD" office:value="12497822" calcext:value-type="currency">
            <text:p>$12,497,822</text:p>
          </table:table-cell>
          <table:table-cell table:style-name="ce192" office:value-type="string" calcext:value-type="string">
            <text:p>Restricted cash</text:p>
          </table:table-cell>
          <table:table-cell table:style-name="ce219" office:value-type="currency" office:currency="USD" office:value="12547596" calcext:value-type="currency">
            <text:p>$12,547,596</text:p>
          </table:table-cell>
          <table:table-cell table:style-name="ce219" office:value-type="currency" office:currency="USD" office:value="14098510" calcext:value-type="currency">
            <text:p>$14,098,510</text:p>
          </table:table-cell>
          <table:table-cell table:style-name="ce253" office:value-type="currency" office:currency="USD" office:value="9720654" calcext:value-type="currency">
            <text:p>$9,720,654</text:p>
          </table:table-cell>
          <table:table-cell table:number-columns-repeated="16365"/>
        </table:table-row>
        <table:table-row table:style-name="ro1">
          <table:table-cell table:style-name="ce193" office:value-type="string" calcext:value-type="string">
            <text:p><text:span text:style-name="T11">Cash and cash equivalents, end of year</text:span></text:p>
          </table:table-cell>
          <table:table-cell table:style-name="ce220" table:formula="of:=SUM([.B43];[.B45])" office:value-type="currency" office:currency="USD" office:value="1320" calcext:value-type="currency">
            <text:p>$1,320</text:p>
          </table:table-cell>
          <table:table-cell table:style-name="ce220" table:formula="of:=SUM([.C43];[.C45])" office:value-type="currency" office:currency="USD" office:value="4615789" calcext:value-type="currency">
            <text:p>$4,615,789</text:p>
          </table:table-cell>
          <table:table-cell table:style-name="ce220" table:formula="of:=SUM([.D43];[.D45])" office:value-type="currency" office:currency="USD" office:value="7001097" calcext:value-type="currency">
            <text:p>$7,001,097</text:p>
          </table:table-cell>
          <table:table-cell table:style-name="ce220" table:formula="of:=SUM([.E43];[.E45])" office:value-type="currency" office:currency="USD" office:value="9369115" calcext:value-type="currency">
            <text:p>$9,369,115</text:p>
          </table:table-cell>
          <table:table-cell table:style-name="ce193" office:value-type="string" calcext:value-type="string">
            <text:p><text:span text:style-name="T11">Cash and cash equivalents, end of year</text:span></text:p>
          </table:table-cell>
          <table:table-cell table:style-name="ce220" table:formula="of:=SUM([.G43];[.G45])" office:value-type="currency" office:currency="USD" office:value="9172882" calcext:value-type="currency">
            <text:p>$9,172,882</text:p>
          </table:table-cell>
          <table:table-cell table:style-name="ce220" table:formula="of:=SUM([.H43];[.H45])" office:value-type="currency" office:currency="USD" office:value="14317955" calcext:value-type="currency">
            <text:p>$14,317,955</text:p>
          </table:table-cell>
          <table:table-cell table:style-name="ce220" table:formula="of:=SUM([.I43];[.I45])" office:value-type="currency" office:currency="USD" office:value="33058905" calcext:value-type="currency">
            <text:p>$33,058,905</text:p>
          </table:table-cell>
          <table:table-cell table:style-name="ce220" table:formula="of:=SUM([.J43];[.J45])" office:value-type="currency" office:currency="USD" office:value="16072631" calcext:value-type="currency">
            <text:p>$16,072,631</text:p>
          </table:table-cell>
          <table:table-cell table:style-name="ce193" office:value-type="string" calcext:value-type="string">
            <text:p><text:span text:style-name="T11">Cash and cash equivalents, end of year</text:span></text:p>
          </table:table-cell>
          <table:table-cell table:style-name="ce220" table:formula="of:=SUM([.L43];[.L45])" office:value-type="currency" office:currency="USD" office:value="24573632" calcext:value-type="currency">
            <text:p>$24,573,632</text:p>
          </table:table-cell>
          <table:table-cell table:style-name="ce220" table:formula="of:=SUM([.M43];[.M45])" office:value-type="currency" office:currency="USD" office:value="43265177" calcext:value-type="currency">
            <text:p>$43,265,177</text:p>
          </table:table-cell>
          <table:table-cell table:style-name="ce220" table:formula="of:=SUM([.N43];[.N45])" office:value-type="currency" office:currency="USD" office:value="38823976" calcext:value-type="currency">
            <text:p>$38,823,976</text:p>
          </table:table-cell>
          <table:table-cell table:style-name="ce220" table:formula="of:=SUM([.O46:.O47])" office:value-type="currency" office:currency="USD" office:value="47017484" calcext:value-type="currency">
            <text:p>$47,017,484</text:p>
          </table:table-cell>
          <table:table-cell table:style-name="ce193" office:value-type="string" calcext:value-type="string">
            <text:p><text:span text:style-name="T11">Cash and cash equivalents, end of year</text:span></text:p>
          </table:table-cell>
          <table:table-cell table:style-name="ce220" table:formula="of:=SUM([.Q46:.Q47])" office:value-type="currency" office:currency="USD" office:value="48763349" calcext:value-type="currency">
            <text:p>$48,763,349</text:p>
          </table:table-cell>
          <table:table-cell table:style-name="ce220" table:formula="of:=SUM([.R43:.R45])" office:value-type="currency" office:currency="USD" office:value="61720807" calcext:value-type="currency">
            <text:p>$61,720,807</text:p>
          </table:table-cell>
          <table:table-cell table:style-name="ce257" table:formula="of:=SUM([.S43:.S45])" office:value-type="currency" office:currency="USD" office:value="58256707" calcext:value-type="currency">
            <text:p>$58,256,707</text:p>
          </table:table-cell>
          <table:table-cell table:style-name="ce45" table:number-columns-repeated="16365"/>
        </table:table-row>
        <table:table-row table:style-name="ro1">
          <table:table-cell table:style-name="ce194"/>
          <table:table-cell table:style-name="ce221" table:number-columns-repeated="4"/>
          <table:table-cell table:style-name="ce194"/>
          <table:table-cell table:style-name="ce221" table:number-columns-repeated="4"/>
          <table:table-cell table:style-name="ce194"/>
          <table:table-cell table:style-name="ce221" table:number-columns-repeated="4"/>
          <table:table-cell table:style-name="ce194"/>
          <table:table-cell table:style-name="ce221" table:number-columns-repeated="2"/>
          <table:table-cell table:style-name="ce258"/>
          <table:table-cell table:number-columns-repeated="16365"/>
        </table:table-row>
        <table:table-row table:style-name="ro1">
          <table:table-cell table:style-name="ce195" office:value-type="string" calcext:value-type="string">
            <text:p>Non-cash investing activities</text:p>
          </table:table-cell>
          <table:table-cell table:style-name="ce222" table:number-columns-repeated="4"/>
          <table:table-cell table:style-name="ce195" office:value-type="string" calcext:value-type="string">
            <text:p>Non-cash investing activities</text:p>
          </table:table-cell>
          <table:table-cell table:style-name="ce222" table:number-columns-repeated="4"/>
          <table:table-cell table:style-name="ce195" office:value-type="string" calcext:value-type="string">
            <text:p>Non-cash investing activities</text:p>
          </table:table-cell>
          <table:table-cell table:style-name="ce222" table:number-columns-repeated="4"/>
          <table:table-cell table:style-name="ce195" office:value-type="string" calcext:value-type="string">
            <text:p>Non-cash investing activities</text:p>
          </table:table-cell>
          <table:table-cell table:style-name="ce222" table:number-columns-repeated="2"/>
          <table:table-cell table:style-name="ce259"/>
          <table:table-cell table:style-name="ce45" table:number-columns-repeated="16365"/>
        </table:table-row>
        <table:table-row table:style-name="ro1">
          <table:table-cell table:style-name="ce196" office:value-type="string" calcext:value-type="string">
            <text:p>Property and equipment financed through accounts payable</text:p>
          </table:table-cell>
          <table:table-cell table:style-name="ce219"/>
          <table:table-cell table:style-name="ce219" office:value-type="currency" office:currency="USD" office:value="1422036" calcext:value-type="currency">
            <text:p>$1,422,036</text:p>
          </table:table-cell>
          <table:table-cell table:style-name="ce219" table:number-columns-repeated="2"/>
          <table:table-cell table:style-name="ce196" office:value-type="string" calcext:value-type="string">
            <text:p>Property and equipment financed through accounts payable</text:p>
          </table:table-cell>
          <table:table-cell table:style-name="ce219" table:number-columns-repeated="4"/>
          <table:table-cell table:style-name="ce196" office:value-type="string" calcext:value-type="string">
            <text:p>Property and equipment financed through accounts payable</text:p>
          </table:table-cell>
          <table:table-cell table:style-name="ce219" table:number-columns-repeated="4"/>
          <table:table-cell table:style-name="ce196" office:value-type="string" calcext:value-type="string">
            <text:p>Property and equipment financed through accounts payable</text:p>
          </table:table-cell>
          <table:table-cell table:style-name="ce219" table:number-columns-repeated="2"/>
          <table:table-cell table:style-name="ce260"/>
          <table:table-cell table:number-columns-repeated="16365"/>
        </table:table-row>
        <table:table-row table:style-name="ro1">
          <table:table-cell table:style-name="ce196"/>
          <table:table-cell table:style-name="ce219" table:number-columns-repeated="4"/>
          <table:table-cell table:style-name="ce196"/>
          <table:table-cell table:style-name="ce219" table:number-columns-repeated="4"/>
          <table:table-cell table:style-name="ce196"/>
          <table:table-cell table:style-name="ce219" table:number-columns-repeated="4"/>
          <table:table-cell table:style-name="ce196"/>
          <table:table-cell table:style-name="ce219" table:number-columns-repeated="2"/>
          <table:table-cell table:style-name="ce260"/>
          <table:table-cell table:number-columns-repeated="16365"/>
        </table:table-row>
        <table:table-row table:style-name="ro1">
          <table:table-cell table:style-name="ce197" office:value-type="string" calcext:value-type="string">
            <text:p>Supplemental Disclosures of Cash Flow Information</text:p>
          </table:table-cell>
          <table:table-cell table:style-name="ce223" table:number-columns-repeated="4"/>
          <table:table-cell table:style-name="ce197" office:value-type="string" calcext:value-type="string">
            <text:p>Supplemental Disclosures of Cash Flow Information</text:p>
          </table:table-cell>
          <table:table-cell table:style-name="ce223" table:number-columns-repeated="4"/>
          <table:table-cell table:style-name="ce197" office:value-type="string" calcext:value-type="string">
            <text:p>Supplemental Disclosures of Cash Flow Information</text:p>
          </table:table-cell>
          <table:table-cell table:style-name="ce223" table:number-columns-repeated="4"/>
          <table:table-cell table:style-name="ce197" office:value-type="string" calcext:value-type="string">
            <text:p>Supplemental Disclosures of Cash Flow Information</text:p>
          </table:table-cell>
          <table:table-cell table:style-name="ce223" table:number-columns-repeated="2"/>
          <table:table-cell table:style-name="ce261"/>
          <table:table-cell table:style-name="ce45" table:number-columns-repeated="16365"/>
        </table:table-row>
        <table:table-row table:style-name="ro1">
          <table:table-cell table:style-name="ce196" office:value-type="string" calcext:value-type="string">
            <text:p>Forgiveness of debt</text:p>
          </table:table-cell>
          <table:table-cell table:style-name="ce219" table:number-columns-repeated="4"/>
          <table:table-cell table:style-name="ce196" office:value-type="string" calcext:value-type="string">
            <text:p>Forgiveness of debt</text:p>
          </table:table-cell>
          <table:table-cell table:style-name="ce219" table:number-columns-repeated="4"/>
          <table:table-cell table:style-name="ce196" office:value-type="string" calcext:value-type="string">
            <text:p>Forgiveness of debt</text:p>
          </table:table-cell>
          <table:table-cell table:style-name="ce219" table:number-columns-repeated="4"/>
          <table:table-cell table:style-name="ce196" office:value-type="string" calcext:value-type="string">
            <text:p>Forgiveness of debt</text:p>
          </table:table-cell>
          <table:table-cell table:style-name="ce219"/>
          <table:table-cell table:style-name="ce219" office:value-type="currency" office:currency="USD" office:value="1687635" calcext:value-type="currency">
            <text:p>$1,687,635</text:p>
          </table:table-cell>
          <table:table-cell table:style-name="ce260"/>
          <table:table-cell table:number-columns-repeated="16365"/>
        </table:table-row>
        <table:table-row table:style-name="ro1">
          <table:table-cell table:style-name="ce198" office:value-type="string" calcext:value-type="string">
            <text:p>Cash paid for interest (<text:span text:style-name="T5">net of capitalized amount</text:span>)</text:p>
          </table:table-cell>
          <table:table-cell table:style-name="ce219" office:value-type="currency" office:currency="USD" office:value="21384" calcext:value-type="currency">
            <text:p>$21,384</text:p>
          </table:table-cell>
          <table:table-cell table:style-name="ce219" office:value-type="currency" office:currency="USD" office:value="290260" calcext:value-type="currency">
            <text:p>$290,260</text:p>
          </table:table-cell>
          <table:table-cell table:style-name="ce219" office:value-type="currency" office:currency="USD" office:value="595603" calcext:value-type="currency">
            <text:p>$595,603</text:p>
          </table:table-cell>
          <table:table-cell table:style-name="ce219" office:value-type="currency" office:currency="USD" office:value="1145472" calcext:value-type="currency">
            <text:p>$1,145,472</text:p>
          </table:table-cell>
          <table:table-cell table:style-name="ce198" office:value-type="string" calcext:value-type="string">
            <text:p>Cash paid for interest (<text:span text:style-name="T5">net of capitalized amount</text:span>)</text:p>
          </table:table-cell>
          <table:table-cell table:style-name="ce219" office:value-type="currency" office:currency="USD" office:value="2300580" calcext:value-type="currency">
            <text:p>$2,300,580</text:p>
          </table:table-cell>
          <table:table-cell table:style-name="ce219" office:value-type="currency" office:currency="USD" office:value="3066545" calcext:value-type="currency">
            <text:p>$3,066,545</text:p>
          </table:table-cell>
          <table:table-cell table:style-name="ce219" office:value-type="currency" office:currency="USD" office:value="3715640" calcext:value-type="currency">
            <text:p>$3,715,640</text:p>
          </table:table-cell>
          <table:table-cell table:style-name="ce219" office:value-type="currency" office:currency="USD" office:value="4975669" calcext:value-type="currency">
            <text:p>$4,975,669</text:p>
          </table:table-cell>
          <table:table-cell table:style-name="ce198" office:value-type="string" calcext:value-type="string">
            <text:p>Cash paid for interest (<text:span text:style-name="T5">net of capitalized amount</text:span>)</text:p>
          </table:table-cell>
          <table:table-cell table:style-name="ce219" office:value-type="currency" office:currency="USD" office:value="5376401" calcext:value-type="currency">
            <text:p>$5,376,401</text:p>
          </table:table-cell>
          <table:table-cell table:style-name="ce231" office:value-type="currency" office:currency="USD" office:value="6734613" calcext:value-type="currency">
            <text:p>$6,734,613</text:p>
          </table:table-cell>
          <table:table-cell table:number-columns-repeated="2" table:style-name="ce219" office:value-type="currency" office:currency="USD" office:value="7761957" calcext:value-type="currency">
            <text:p>$7,761,957</text:p>
          </table:table-cell>
          <table:table-cell table:style-name="ce198" office:value-type="string" calcext:value-type="string">
            <text:p>Cash paid for interest (<text:span text:style-name="T5">net of capitalized amount</text:span>)</text:p>
          </table:table-cell>
          <table:table-cell table:style-name="ce219" office:value-type="currency" office:currency="USD" office:value="9501979" calcext:value-type="currency">
            <text:p>$9,501,979</text:p>
          </table:table-cell>
          <table:table-cell table:style-name="ce219" office:value-type="currency" office:currency="USD" office:value="9636799" calcext:value-type="currency">
            <text:p>$9,636,799</text:p>
          </table:table-cell>
          <table:table-cell table:style-name="ce260" office:value-type="currency" office:currency="USD" office:value="11041165" calcext:value-type="currency">
            <text:p>$11,041,165</text:p>
          </table:table-cell>
          <table:table-cell table:number-columns-repeated="16365"/>
        </table:table-row>
        <table:table-row table:style-name="ro4">
          <table:table-cell table:style-name="ce198" office:value-type="string" calcext:value-type="string">
            <text:p>Capitalized Interest</text:p>
          </table:table-cell>
          <table:table-cell table:style-name="ce224" table:number-columns-repeated="2"/>
          <table:table-cell table:style-name="ce224" office:value-type="currency" office:currency="USD" office:value="24426" calcext:value-type="currency">
            <text:p>$24,426</text:p>
          </table:table-cell>
          <table:table-cell table:style-name="ce224" office:value-type="currency" office:currency="USD" office:value="152186" calcext:value-type="currency">
            <text:p>$152,186</text:p>
          </table:table-cell>
          <table:table-cell table:style-name="ce198" office:value-type="string" calcext:value-type="string">
            <text:p>Capitalized Interest</text:p>
          </table:table-cell>
          <table:table-cell table:style-name="ce224" office:value-type="currency" office:currency="USD" office:value="120316" calcext:value-type="currency">
            <text:p>$120,316</text:p>
          </table:table-cell>
          <table:table-cell table:style-name="ce224" office:value-type="currency" office:currency="USD" office:value="18764" calcext:value-type="currency">
            <text:p>$18,764</text:p>
          </table:table-cell>
          <table:table-cell table:style-name="ce231" office:value-type="currency" office:currency="USD" office:value="162839" calcext:value-type="currency">
            <text:p>$162,839</text:p>
          </table:table-cell>
          <table:table-cell table:style-name="ce224" office:value-type="currency" office:currency="USD" office:value="130319" calcext:value-type="currency">
            <text:p>$130,319</text:p>
          </table:table-cell>
          <table:table-cell table:style-name="ce198" office:value-type="string" calcext:value-type="string">
            <text:p>Capitalized Interest</text:p>
          </table:table-cell>
          <table:table-cell table:style-name="ce224" office:value-type="currency" office:currency="USD" office:value="130858" calcext:value-type="currency">
            <text:p>$130,858</text:p>
          </table:table-cell>
          <table:table-cell table:style-name="ce231" office:value-type="currency" office:currency="USD" office:value="111379" calcext:value-type="currency">
            <text:p>$111,379</text:p>
          </table:table-cell>
          <table:table-cell table:style-name="ce236" office:value-type="currency" office:currency="USD" office:value="28050" calcext:value-type="currency">
            <text:p>$28,050</text:p>
          </table:table-cell>
          <table:table-cell table:style-name="ce224" office:value-type="currency" office:currency="USD" office:value="28050" calcext:value-type="currency">
            <text:p>$28,050</text:p>
          </table:table-cell>
          <table:table-cell table:style-name="ce198" office:value-type="string" calcext:value-type="string">
            <text:p>Capitalized Interest</text:p>
          </table:table-cell>
          <table:table-cell table:style-name="ce224" table:number-columns-repeated="2"/>
          <table:table-cell table:style-name="ce262"/>
          <table:table-cell table:number-columns-repeated="16365"/>
        </table:table-row>
        <table:table-row table:style-name="ro1">
          <table:table-cell table:style-name="ce199"/>
          <table:table-cell table:style-name="ce129" table:number-columns-repeated="4"/>
          <table:table-cell table:style-name="ce199"/>
          <table:table-cell table:style-name="ce129" table:number-columns-repeated="4"/>
          <table:table-cell table:style-name="ce199"/>
          <table:table-cell table:style-name="ce129" table:number-columns-repeated="4"/>
          <table:table-cell table:style-name="ce199"/>
          <table:table-cell table:style-name="ce129"/>
          <table:table-cell table:style-name="ce239"/>
          <table:table-cell table:style-name="ce263"/>
          <table:table-cell table:number-columns-repeated="16365"/>
        </table:table-row>
        <table:table-row table:style-name="ro1">
          <table:table-cell table:style-name="ce200" office:value-type="string" calcext:value-type="string">
            <text:p>Notes</text:p>
          </table:table-cell>
          <table:table-cell table:style-name="ce45" table:number-columns-repeated="4"/>
          <table:table-cell table:style-name="ce200" office:value-type="string" calcext:value-type="string">
            <text:p>Notes</text:p>
          </table:table-cell>
          <table:table-cell table:style-name="ce45" table:number-columns-repeated="4"/>
          <table:table-cell table:style-name="ce200" office:value-type="string" calcext:value-type="string">
            <text:p>Notes</text:p>
          </table:table-cell>
          <table:table-cell table:style-name="ce45" table:number-columns-repeated="4"/>
          <table:table-cell table:style-name="ce200" office:value-type="string" calcext:value-type="string">
            <text:p>Notes</text:p>
          </table:table-cell>
          <table:table-cell table:style-name="ce45"/>
          <table:table-cell table:style-name="ce240"/>
          <table:table-cell table:style-name="ce264"/>
          <table:table-cell table:style-name="ce45" table:number-columns-repeated="16365"/>
        </table:table-row>
        <table:table-row table:style-name="ro5">
          <table:table-cell table:style-name="ce201" office:value-type="string" calcext:value-type="string">
            <text:p>Totals may not add <text:s/>up exactly because small entries may have been omitted.</text:p>
          </table:table-cell>
          <table:table-cell table:style-name="ce129" table:number-columns-repeated="4"/>
          <table:table-cell table:style-name="ce201" office:value-type="string" calcext:value-type="string">
            <text:p>Totals may not add <text:s/>up exactly because small entries may have been omitted.</text:p>
          </table:table-cell>
          <table:table-cell table:style-name="ce129" table:number-columns-repeated="4"/>
          <table:table-cell table:style-name="ce201" office:value-type="string" calcext:value-type="string">
            <text:p>Totals may not add <text:s/>up exactly because small entries may have been omitted.</text:p>
          </table:table-cell>
          <table:table-cell table:style-name="ce129" table:number-columns-repeated="4"/>
          <table:table-cell table:style-name="ce201" office:value-type="string" calcext:value-type="string">
            <text:p>Totals may not add <text:s/>up exactly because small entries may have been omitted.</text:p>
          </table:table-cell>
          <table:table-cell table:style-name="ce129"/>
          <table:table-cell table:style-name="ce239"/>
          <table:table-cell table:style-name="ce263"/>
          <table:table-cell table:number-columns-repeated="16365"/>
        </table:table-row>
        <table:table-row table:style-name="ro1">
          <table:table-cell table:style-name="ce202" office:value-type="string" calcext:value-type="string">
            <text:p>Some related entries have been combined.</text:p>
          </table:table-cell>
          <table:table-cell table:style-name="ce227" table:number-columns-repeated="4"/>
          <table:table-cell table:style-name="ce202" office:value-type="string" calcext:value-type="string">
            <text:p>Some related entries have been combined.</text:p>
          </table:table-cell>
          <table:table-cell table:style-name="ce227" table:number-columns-repeated="4"/>
          <table:table-cell table:style-name="ce202" office:value-type="string" calcext:value-type="string">
            <text:p>Some related entries have been combined.</text:p>
          </table:table-cell>
          <table:table-cell table:style-name="ce227" table:number-columns-repeated="4"/>
          <table:table-cell table:style-name="ce202" office:value-type="string" calcext:value-type="string">
            <text:p>Some related entries have been combined.</text:p>
          </table:table-cell>
          <table:table-cell table:style-name="ce227"/>
          <table:table-cell table:style-name="ce241"/>
          <table:table-cell table:style-name="ce265"/>
          <table:table-cell table:number-columns-repeated="16365"/>
        </table:table-row>
        <table:table-row table:style-name="ro1">
          <table:table-cell table:style-name="ce203"/>
          <table:table-cell table:number-columns-repeated="4"/>
          <table:table-cell table:style-name="ce203"/>
          <table:table-cell table:number-columns-repeated="4"/>
          <table:table-cell table:style-name="ce203"/>
          <table:table-cell table:number-columns-repeated="4"/>
          <table:table-cell table:style-name="ce203"/>
          <table:table-cell table:number-columns-repeated="16368"/>
        </table:table-row>
        <table:table-row table:style-name="ro6" table:number-rows-repeated="1048514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egreya Sans" svg:font-family="'Alegreya Sans'" style:font-adornments="Regular" style:font-family-generic="swiss" style:font-pitch="variable"/>
    <style:font-face style:name="Alegreya Sans SC" svg:font-family="'Alegreya Sans SC'" style:font-family-generic="swiss" style:font-pitch="variable"/>
    <style:font-face style:name="Alegreya Sans1" svg:font-family="'Alegreya Sans'" style:font-family-generic="swiss" style:font-pitch="variable"/>
    <style:font-face style:name="Alegreya Sans:liga&amp;onum=1&amp;cpsp&amp;kern" svg:font-family="'Alegreya Sans:liga&amp;onum=1&amp;cpsp&amp;kern'" style:font-adornments="Regular" style:font-family-generic="swiss" style:font-pitch="variable"/>
    <style:font-face style:name="Alegreya Sans:liga&amp;onum=1&amp;tnum=1&amp;cpsp&amp;kern" svg:font-family="'Alegreya Sans:liga&amp;onum=1&amp;tnum=1&amp;cpsp&amp;kern'" style:font-family-generic="swiss" style:font-pitch="variable"/>
    <style:font-face style:name="Alegreya Sans:liga=0&amp;onum=1&amp;tnum=1&amp;cpsp=0&amp;kern" svg:font-family="'Alegreya Sans:liga=0&amp;onum=1&amp;tnum=1&amp;cpsp=0&amp;kern'" style:font-adornments="Regular" style:font-family-generic="swiss" style:font-pitch="variable"/>
    <style:font-face style:name="Arial" svg:font-family="Arial"/>
    <style:font-face style:name="Arial1" svg:font-family="Arial" style:font-family-generic="swiss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9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> </number:text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</number:text>
    </number:currency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68">
      <number:currency-symbol/>
      <number:text> </number:text>
      <number:number number:decimal-places="0" number:min-decimal-places="0" number:min-integer-digits="1" number:grouping="true"/>
    </number:currency-style>
    <number:currency-style style:name="N170P0" style:volatile="true">
      <number:currency-symbol/>
      <number:text> </number:text>
      <number:number number:decimal-places="0" number:min-decimal-places="0" number:min-integer-digits="1" number:grouping="true"/>
      <number:text> </number:text>
    </number:currency-style>
    <number:currency-style style:name="N170">
      <number:text>(</number:text>
      <number:currency-symbol/>
      <number:text> </number:text>
      <number:number number:decimal-places="0" number:min-decimal-places="0" number:min-integer-digits="1" number:grouping="true"/>
      <number:text>)</number:text>
      <style:map style:condition="value()&gt;=0" style:apply-style-name="N170P0"/>
    </number:currency-style>
    <number:number-style style:name="N17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72P0"/>
    </number:number-style>
    <number:number-style style:name="N173">
      <number:text>$</number:text>
      <number:number number:decimal-places="0" number:min-decimal-places="0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75in" fo:margin-bottom="1in" fo:margin-left="1in" fo:margin-right="1.25in" style:table-centering="both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7">00/00/0000</text:date>, <text:time style:data-style-name="N2" text:time-value="11:45:28.59037491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ladimir Ivanović</meta:initial-creator>
    <meta:creation-date>2023-09-15T15:10:34.930023834</meta:creation-date>
    <dc:date>2023-10-17T11:47:32.840802613</dc:date>
    <dc:creator>Vladimir Ivanović</dc:creator>
    <meta:editing-duration>PT3H27M46S</meta:editing-duration>
    <meta:editing-cycles>4</meta:editing-cycles>
    <meta:generator>LibreOffice/7.6.2.1$Linux_X86_64 LibreOffice_project/60$Build-1</meta:generator>
    <meta:printed-by>Vladimir Ivanović</meta:printed-by>
    <meta:print-date>2023-09-16T07:58:27.779333909</meta:print-date>
    <meta:document-statistic meta:table-count="1" meta:cell-count="624" meta:object-count="0"/>
  </office:meta>
</office:document-meta>
</file>